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886">
      <style:graphic-properties fo:wrap-option="wrap" fo:padding-top="0.05in" fo:padding-bottom="0.05in" fo:padding-left="0.1in" fo:padding-right="0.1in" draw:textarea-vertical-align="middle" draw:textarea-horizontal-align="center" draw:fill="gradient" draw:fill-gradient-name="a885" draw:stroke="solid" svg:stroke-width="0.02083in" svg:stroke-color="#4a0327" svg:stroke-opacity="100%" svg:stroke-linecap="round" draw:auto-grow-width="false" draw:auto-grow-height="false"/>
      <style:paragraph-properties style:font-independent-line-spacing="true" style:writing-mode="lr-tb"/>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05in" fo:padding-bottom="0.05in" fo:padding-left="0.1in" fo:padding-right="0.1in" draw:textarea-vertical-align="middle" draw:textarea-horizontal-align="center" draw:fill="solid" draw:fill-color="#162040" draw:opacity="100%" draw:stroke="solid" svg:stroke-width="0.02083in" svg:stroke-color="#4a0327" svg:stroke-opacity="100%" svg:stroke-linecap="round" draw:auto-grow-width="false" draw:auto-grow-height="false"/>
      <style:paragraph-properties style:font-independent-line-spacing="true" style:writing-mode="lr-tb"/>
    </style:style>
    <style:style style:family="drawing-page" style:name="a858">
      <style:drawing-page-properties draw:fill="solid" draw:fill-color="#101726"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859" style:parent-style-name="Graphics">
      <style:graphic-properties draw:fill="none" draw:stroke="non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middle" draw:textarea-horizontal-align="center" draw:fill="solid" draw:fill-color="#162040" draw:opacity="100%" draw:stroke="solid" svg:stroke-width="0.02083in" svg:stroke-color="#4a0327" svg:stroke-opacity="100%" svg:stroke-linecap="round"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center" draw:fill="solid" draw:fill-color="#162040" draw:opacity="100%" draw:stroke="solid" svg:stroke-width="0.02083in" svg:stroke-color="#4a0327" svg:stroke-opacity="100%" svg:stroke-linecap="round" draw:auto-grow-width="false" draw:auto-grow-height="false"/>
      <style:paragraph-properties style:font-independent-line-spacing="true" style:writing-mode="lr-tb"/>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middle" draw:textarea-horizontal-align="center" draw:fill="solid" draw:fill-color="#162040" draw:opacity="100%" draw:stroke="solid" svg:stroke-width="0.02083in" svg:stroke-color="#4a0327" svg:stroke-opacity="100%" svg:stroke-linecap="round" draw:auto-grow-width="false" draw:auto-grow-height="false"/>
      <style:paragraph-properties style:font-independent-line-spacing="true" style:writing-mode="lr-tb"/>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middle" draw:textarea-horizontal-align="center" draw:fill="gradient" draw:fill-gradient-name="a862" draw:stroke="solid" svg:stroke-width="0.02083in" svg:stroke-color="#4a0327" svg:stroke-opacity="100%" svg:stroke-linecap="round" draw:auto-grow-width="false" draw:auto-grow-height="fals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middle" draw:textarea-horizontal-align="center" draw:fill="solid" draw:fill-color="#162040" draw:opacity="100%" draw:stroke="solid" svg:stroke-width="0.02083in" svg:stroke-color="#4a0327" svg:stroke-opacity="100%" svg:stroke-linecap="round" draw:auto-grow-width="false" draw:auto-grow-height="false"/>
      <style:paragraph-properties style:font-independent-line-spacing="true" style:writing-mode="lr-tb"/>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middle" draw:textarea-horizontal-align="center" draw:fill="solid" draw:fill-color="#162040" draw:opacity="100%" draw:stroke="solid" svg:stroke-width="0.02083in" svg:stroke-color="#4a0327" svg:stroke-opacity="100%" svg:stroke-linecap="round" draw:auto-grow-width="false" draw:auto-grow-height="false"/>
      <style:paragraph-properties style:font-independent-line-spacing="true" style:writing-mode="lr-tb"/>
    </style:style>
    <style:style style:family="paragraph" style:name="a8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center" draw:fill="solid" draw:fill-color="#162040" draw:opacity="100%" draw:stroke="solid" svg:stroke-width="0.02083in" svg:stroke-color="#4a0327" svg:stroke-opacity="100%" svg:stroke-linecap="round" draw:auto-grow-width="false" draw:auto-grow-height="false"/>
      <style:paragraph-properties style:font-independent-line-spacing="true" style:writing-mode="lr-tb"/>
    </style:style>
    <style:style style:family="drawing-page" style:name="a882">
      <style:drawing-page-properties draw:fill="solid" draw:fill-color="#101726"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5" draw:style-name="a858" draw:master-page-name="Master1-Layout2-obj-Title-and-Content" presentation:presentation-page-layout-name="Master1-PPL2" draw:id="Slide-260">
        <draw:frame draw:id="id310" draw:style-name="a859" draw:name="Picture 4" svg:x="0in" svg:y="0in" svg:width="13.33333in" svg:height="7.49851in" style:rel-width="scale" style:rel-height="scale">
          <draw:image xlink:href="media/image1.png" xlink:type="simple" xlink:show="embed" xlink:actuate="onLoad"/>
          <svg:title/>
          <svg:desc/>
        </draw:frame>
        <draw:custom-shape svg:x="0in" svg:y="0in" svg:width="2.02174in" svg:height="1in" draw:id="id311" draw:style-name="a863" draw:name="Rectangle: Rounded Corners 5">
          <svg:title/>
          <svg:desc/>
          <text:p text:style-name="a861" text:class-names="" text:cond-style-name=""><text:span text:style-name="a86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1in" svg:width="6in" svg:height="1.48913in" draw:id="id312" draw:style-name="a866" draw:name="Rectangle: Rounded Corners 6">
          <svg:title/>
          <svg:desc/>
          <text:p text:style-name="a865" text:class-names="" text:cond-style-name=""><text:span text:style-name="a86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2.02174in" svg:y="0in" svg:width="11.31159in" svg:height="1in" draw:id="id313" draw:style-name="a869" draw:name="Rectangle: Rounded Corners 7">
          <svg:title/>
          <svg:desc/>
          <text:p text:style-name="a868" text:class-names="" text:cond-style-name=""><text:span text:style-name="a86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6in" svg:y="1in" svg:width="7.33333in" svg:height="1.48913in" draw:id="id314" draw:style-name="a872" draw:name="Rectangle: Rounded Corners 8">
          <svg:title/>
          <svg:desc/>
          <text:p text:style-name="a871" text:class-names="" text:cond-style-name=""><text:span text:style-name="a87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2.48913in" svg:width="10in" svg:height="2.31522in" draw:id="id315" draw:style-name="a875" draw:name="Rectangle: Rounded Corners 9">
          <svg:title/>
          <svg:desc/>
          <text:p text:style-name="a874" text:class-names="" text:cond-style-name=""><text:span text:style-name="a87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8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0in" svg:y="4.80435in" svg:width="10in" svg:height="2.69417in" draw:id="id316" draw:style-name="a878" draw:name="Rectangle: Rounded Corners 10">
          <svg:title/>
          <svg:desc/>
          <text:p text:style-name="a877" text:class-names="" text:cond-style-name=""><text:span text:style-name="a87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8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0in" svg:y="2.48913in" svg:width="3.33333in" svg:height="5.00939in" draw:id="id317" draw:style-name="a881" draw:name="Rectangle: Rounded Corners 11">
          <svg:title/>
          <svg:desc/>
          <text:p text:style-name="a880" text:class-names="" text:cond-style-name=""><text:span text:style-name="a87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406">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
      <draw:page draw:name="Slide6" draw:style-name="a882" draw:master-page-name="Master1-Layout2-obj-Title-and-Content" presentation:presentation-page-layout-name="Master1-PPL2" draw:id="Slide-261">
        <draw:custom-shape svg:x="0in" svg:y="0.07609in" svg:width="3.19565in" svg:height="6.93478in" draw:id="id318" draw:style-name="a886" draw:name="Rectangle: Rounded Corners 5">
          <svg:title/>
          <svg:desc/>
          <text:p text:style-name="a884" text:class-names="" text:cond-style-name=""><text:span text:style-name="a88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249">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3.19565in" svg:y="0.3587in" svg:width="10.13768in" svg:height="6.65217in" draw:id="id319" draw:style-name="a889" draw:name="Rectangle: Rounded Corners 6">
          <svg:title/>
          <svg:desc/>
          <text:p text:style-name="a888" text:class-names="" text:cond-style-name=""><text:span text:style-name="a88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249">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31166" draw:opacity="100%" draw:stroke="solid" svg:stroke-width="0.02083in" svg:stroke-color="#4a0327" svg:stroke-opacity="100%" svg:stroke-linecap="round"/>
    </style:default-style>
    <draw:gradient draw:name="a620" draw:style="radial" draw:cx="50%" draw:cy="50%" draw:start-color="#9b6bf2" draw:end-color="#9b6bf2" draw:start-intensity="6%" draw:end-intensity="7%"/>
    <draw:gradient draw:name="a622" draw:style="radial" draw:cx="50%" draw:cy="50%" draw:start-color="#9b6bf2" draw:end-color="#9b6bf2" draw:start-intensity="7%" draw:end-intensity="14%"/>
    <draw:gradient draw:name="a435" draw:style="radial" draw:cx="50%" draw:cy="50%" draw:start-color="#9b6bf2" draw:end-color="#9b6bf2" draw:start-intensity="10%" draw:end-intensity="11%"/>
    <draw:gradient draw:name="a885" draw:style="linear" draw:angle="0" draw:start-color="#a925a5" draw:end-color="#f37ebb" draw:start-intensity="100%" draw:end-intensity="100%"/>
    <draw:gradient draw:name="a437" draw:style="radial" draw:cx="50%" draw:cy="50%" draw:start-color="#9b6bf2" draw:end-color="#9b6bf2" draw:start-intensity="8%" draw:end-intensity="8%"/>
    <draw:gradient draw:name="a439" draw:style="radial" draw:cx="50%" draw:cy="50%" draw:start-color="#9b6bf2" draw:end-color="#9b6bf2" draw:start-intensity="7%" draw:end-intensity="14%"/>
    <draw:gradient draw:name="a581" draw:style="radial" draw:cx="50%" draw:cy="50%" draw:start-color="#9b6bf2" draw:end-color="#9b6bf2" draw:start-intensity="7%" draw:end-intensity="14%"/>
    <draw:gradient draw:name="a325" draw:style="radial" draw:cx="50%" draw:cy="50%" draw:start-color="#9b6bf2" draw:end-color="#9b6bf2" draw:start-intensity="10%" draw:end-intensity="11%"/>
    <draw:gradient draw:name="a583" draw:style="radial" draw:cx="50%" draw:cy="50%" draw:start-color="#9b6bf2" draw:end-color="#9b6bf2" draw:start-intensity="6%" draw:end-intensity="7%"/>
    <draw:gradient draw:name="a401" draw:style="radial" draw:cx="50%" draw:cy="50%" draw:start-color="#9b6bf2" draw:end-color="#9b6bf2" draw:start-intensity="7%" draw:end-intensity="14%"/>
    <draw:gradient draw:name="a850" draw:style="radial" draw:cx="50%" draw:cy="50%" draw:start-color="#9b6bf2" draw:end-color="#9b6bf2" draw:start-intensity="6%" draw:end-intensity="7%"/>
    <draw:gradient draw:name="a327" draw:style="radial" draw:cx="50%" draw:cy="50%" draw:start-color="#9b6bf2" draw:end-color="#9b6bf2" draw:start-intensity="8%" draw:end-intensity="8%"/>
    <draw:gradient draw:name="a393" draw:style="radial" draw:cx="50%" draw:cy="50%" draw:start-color="#9b6bf2" draw:end-color="#9b6bf2" draw:start-intensity="10%" draw:end-intensity="11%"/>
    <draw:gradient draw:name="a585" draw:style="radial" draw:cx="50%" draw:cy="50%" draw:start-color="#9b6bf2" draw:end-color="#9b6bf2" draw:start-intensity="7%" draw:end-intensity="14%"/>
    <draw:gradient draw:name="a329" draw:style="radial" draw:cx="50%" draw:cy="50%" draw:start-color="#9b6bf2" draw:end-color="#9b6bf2" draw:start-intensity="7%" draw:end-intensity="14%"/>
    <draw:gradient draw:name="a852" draw:style="radial" draw:cx="50%" draw:cy="50%" draw:start-color="#9b6bf2" draw:end-color="#9b6bf2" draw:start-intensity="7%" draw:end-intensity="14%"/>
    <draw:gradient draw:name="a37" draw:style="radial" draw:cx="50%" draw:cy="50%" draw:start-color="#9b6bf2" draw:end-color="#9b6bf2" draw:start-intensity="10%" draw:end-intensity="11%"/>
    <draw:gradient draw:name="a395" draw:style="radial" draw:cx="50%" draw:cy="50%" draw:start-color="#9b6bf2" draw:end-color="#9b6bf2" draw:start-intensity="8%" draw:end-intensity="8%"/>
    <draw:gradient draw:name="a39" draw:style="radial" draw:cx="50%" draw:cy="50%" draw:start-color="#9b6bf2" draw:end-color="#9b6bf2" draw:start-intensity="8%" draw:end-intensity="8%"/>
    <draw:gradient draw:name="a397" draw:style="radial" draw:cx="50%" draw:cy="50%" draw:start-color="#9b6bf2" draw:end-color="#9b6bf2" draw:start-intensity="7%" draw:end-intensity="14%"/>
    <draw:gradient draw:name="a399" draw:style="radial" draw:cx="50%" draw:cy="50%" draw:start-color="#9b6bf2" draw:end-color="#9b6bf2" draw:start-intensity="6%" draw:end-intensity="7%"/>
    <draw:gradient draw:name="a217" draw:style="radial" draw:cx="50%" draw:cy="50%" draw:start-color="#9b6bf2" draw:end-color="#9b6bf2" draw:start-intensity="10%" draw:end-intensity="11%"/>
    <draw:gradient draw:name="a219" draw:style="radial" draw:cx="50%" draw:cy="50%" draw:start-color="#9b6bf2" draw:end-color="#9b6bf2" draw:start-intensity="8%" draw:end-intensity="8%"/>
    <draw:gradient draw:name="a478" draw:style="radial" draw:cx="50%" draw:cy="50%" draw:start-color="#9b6bf2" draw:end-color="#9b6bf2" draw:start-intensity="10%" draw:end-intensity="11%"/>
    <draw:gradient draw:name="a744" draw:style="radial" draw:cx="50%" draw:cy="50%" draw:start-color="#9b6bf2" draw:end-color="#9b6bf2" draw:start-intensity="10%" draw:end-intensity="11%"/>
    <draw:gradient draw:name="a746" draw:style="radial" draw:cx="50%" draw:cy="50%" draw:start-color="#9b6bf2" draw:end-color="#9b6bf2" draw:start-intensity="8%" draw:end-intensity="8%"/>
    <draw:gradient draw:name="a748" draw:style="radial" draw:cx="50%" draw:cy="50%" draw:start-color="#9b6bf2" draw:end-color="#9b6bf2" draw:start-intensity="7%" draw:end-intensity="14%"/>
    <draw:gradient draw:name="a441" draw:style="radial" draw:cx="50%" draw:cy="50%" draw:start-color="#9b6bf2" draw:end-color="#9b6bf2" draw:start-intensity="6%" draw:end-intensity="7%"/>
    <draw:gradient draw:name="a443" draw:style="radial" draw:cx="50%" draw:cy="50%" draw:start-color="#9b6bf2" draw:end-color="#9b6bf2" draw:start-intensity="7%" draw:end-intensity="14%"/>
    <draw:gradient draw:name="a331" draw:style="radial" draw:cx="50%" draw:cy="50%" draw:start-color="#9b6bf2" draw:end-color="#9b6bf2" draw:start-intensity="6%" draw:end-intensity="7%"/>
    <draw:gradient draw:name="a333" draw:style="radial" draw:cx="50%" draw:cy="50%" draw:start-color="#9b6bf2" draw:end-color="#9b6bf2" draw:start-intensity="7%" draw:end-intensity="14%"/>
    <draw:gradient draw:name="a41" draw:style="radial" draw:cx="50%" draw:cy="50%" draw:start-color="#9b6bf2" draw:end-color="#9b6bf2" draw:start-intensity="7%" draw:end-intensity="14%"/>
    <draw:gradient draw:name="a43" draw:style="radial" draw:cx="50%" draw:cy="50%" draw:start-color="#9b6bf2" draw:end-color="#9b6bf2" draw:start-intensity="6%" draw:end-intensity="7%"/>
    <draw:gradient draw:name="a45" draw:style="radial" draw:cx="50%" draw:cy="50%" draw:start-color="#9b6bf2" draw:end-color="#9b6bf2" draw:start-intensity="7%" draw:end-intensity="14%"/>
    <draw:gradient draw:name="a221" draw:style="radial" draw:cx="50%" draw:cy="50%" draw:start-color="#9b6bf2" draw:end-color="#9b6bf2" draw:start-intensity="7%" draw:end-intensity="14%"/>
    <draw:gradient draw:name="a862" draw:style="linear" draw:angle="0" draw:start-color="#a925a5" draw:end-color="#f37ebb" draw:start-intensity="100%" draw:end-intensity="100%"/>
    <draw:gradient draw:name="a149" draw:style="radial" draw:cx="50%" draw:cy="50%" draw:start-color="#9b6bf2" draw:end-color="#9b6bf2" draw:start-intensity="10%" draw:end-intensity="11%"/>
    <draw:gradient draw:name="a480" draw:style="radial" draw:cx="50%" draw:cy="50%" draw:start-color="#9b6bf2" draw:end-color="#9b6bf2" draw:start-intensity="8%" draw:end-intensity="8%"/>
    <draw:gradient draw:name="a223" draw:style="radial" draw:cx="50%" draw:cy="50%" draw:start-color="#9b6bf2" draw:end-color="#9b6bf2" draw:start-intensity="6%" draw:end-intensity="7%"/>
    <draw:gradient draw:name="a673" draw:style="radial" draw:cx="50%" draw:cy="50%" draw:start-color="#9b6bf2" draw:end-color="#9b6bf2" draw:start-intensity="10%" draw:end-intensity="11%"/>
    <draw:gradient draw:name="a482" draw:style="radial" draw:cx="50%" draw:cy="50%" draw:start-color="#9b6bf2" draw:end-color="#9b6bf2" draw:start-intensity="7%" draw:end-intensity="14%"/>
    <draw:gradient draw:name="a225" draw:style="radial" draw:cx="50%" draw:cy="50%" draw:start-color="#9b6bf2" draw:end-color="#9b6bf2" draw:start-intensity="7%" draw:end-intensity="14%"/>
    <draw:gradient draw:name="a300" draw:style="radial" draw:cx="50%" draw:cy="50%" draw:start-color="#9b6bf2" draw:end-color="#9b6bf2" draw:start-intensity="7%" draw:end-intensity="14%"/>
    <draw:gradient draw:name="a675" draw:style="radial" draw:cx="50%" draw:cy="50%" draw:start-color="#9b6bf2" draw:end-color="#9b6bf2" draw:start-intensity="8%" draw:end-intensity="8%"/>
    <draw:gradient draw:name="a484" draw:style="radial" draw:cx="50%" draw:cy="50%" draw:start-color="#9b6bf2" draw:end-color="#9b6bf2" draw:start-intensity="6%" draw:end-intensity="7%"/>
    <draw:gradient draw:name="a750" draw:style="radial" draw:cx="50%" draw:cy="50%" draw:start-color="#9b6bf2" draw:end-color="#9b6bf2" draw:start-intensity="6%" draw:end-intensity="7%"/>
    <draw:gradient draw:name="a292" draw:style="radial" draw:cx="50%" draw:cy="50%" draw:start-color="#9b6bf2" draw:end-color="#9b6bf2" draw:start-intensity="10%" draw:end-intensity="11%"/>
    <draw:gradient draw:name="a677" draw:style="radial" draw:cx="50%" draw:cy="50%" draw:start-color="#9b6bf2" draw:end-color="#9b6bf2" draw:start-intensity="7%" draw:end-intensity="14%"/>
    <draw:gradient draw:name="a486" draw:style="radial" draw:cx="50%" draw:cy="50%" draw:start-color="#9b6bf2" draw:end-color="#9b6bf2" draw:start-intensity="7%" draw:end-intensity="14%"/>
    <draw:gradient draw:name="a752" draw:style="radial" draw:cx="50%" draw:cy="50%" draw:start-color="#9b6bf2" draw:end-color="#9b6bf2" draw:start-intensity="7%" draw:end-intensity="14%"/>
    <draw:gradient draw:name="a294" draw:style="radial" draw:cx="50%" draw:cy="50%" draw:start-color="#9b6bf2" draw:end-color="#9b6bf2" draw:start-intensity="8%" draw:end-intensity="8%"/>
    <draw:gradient draw:name="a112" draw:style="radial" draw:cx="50%" draw:cy="50%" draw:start-color="#9b6bf2" draw:end-color="#9b6bf2" draw:start-intensity="10%" draw:end-intensity="11%"/>
    <draw:gradient draw:name="a679" draw:style="radial" draw:cx="50%" draw:cy="50%" draw:start-color="#9b6bf2" draw:end-color="#9b6bf2" draw:start-intensity="6%" draw:end-intensity="7%"/>
    <draw:gradient draw:name="a296" draw:style="radial" draw:cx="50%" draw:cy="50%" draw:start-color="#9b6bf2" draw:end-color="#9b6bf2" draw:start-intensity="7%" draw:end-intensity="14%"/>
    <draw:gradient draw:name="a114" draw:style="radial" draw:cx="50%" draw:cy="50%" draw:start-color="#9b6bf2" draw:end-color="#9b6bf2" draw:start-intensity="8%" draw:end-intensity="8%"/>
    <draw:gradient draw:name="a298" draw:style="radial" draw:cx="50%" draw:cy="50%" draw:start-color="#9b6bf2" draw:end-color="#9b6bf2" draw:start-intensity="6%" draw:end-intensity="7%"/>
    <draw:gradient draw:name="a116" draw:style="radial" draw:cx="50%" draw:cy="50%" draw:start-color="#9b6bf2" draw:end-color="#9b6bf2" draw:start-intensity="7%" draw:end-intensity="14%"/>
    <draw:gradient draw:name="a118" draw:style="radial" draw:cx="50%" draw:cy="50%" draw:start-color="#9b6bf2" draw:end-color="#9b6bf2" draw:start-intensity="6%" draw:end-intensity="7%"/>
    <draw:gradient draw:name="a530" draw:style="radial" draw:cx="50%" draw:cy="50%" draw:start-color="#9b6bf2" draw:end-color="#9b6bf2" draw:start-intensity="10%" draw:end-intensity="11%"/>
    <draw:gradient draw:name="a532" draw:style="radial" draw:cx="50%" draw:cy="50%" draw:start-color="#9b6bf2" draw:end-color="#9b6bf2" draw:start-intensity="8%" draw:end-intensity="8%"/>
    <draw:gradient draw:name="a534" draw:style="radial" draw:cx="50%" draw:cy="50%" draw:start-color="#9b6bf2" draw:end-color="#9b6bf2" draw:start-intensity="7%" draw:end-intensity="14%"/>
    <draw:gradient draw:name="a800" draw:style="radial" draw:cx="50%" draw:cy="50%" draw:start-color="#9b6bf2" draw:end-color="#9b6bf2" draw:start-intensity="6%" draw:end-intensity="7%"/>
    <draw:gradient draw:name="a151" draw:style="radial" draw:cx="50%" draw:cy="50%" draw:start-color="#9b6bf2" draw:end-color="#9b6bf2" draw:start-intensity="8%" draw:end-intensity="8%"/>
    <draw:gradient draw:name="a536" draw:style="radial" draw:cx="50%" draw:cy="50%" draw:start-color="#9b6bf2" draw:end-color="#9b6bf2" draw:start-intensity="6%" draw:end-intensity="7%"/>
    <draw:gradient draw:name="a802" draw:style="radial" draw:cx="50%" draw:cy="50%" draw:start-color="#9b6bf2" draw:end-color="#9b6bf2" draw:start-intensity="7%" draw:end-intensity="14%"/>
    <draw:gradient draw:name="a153" draw:style="radial" draw:cx="50%" draw:cy="50%" draw:start-color="#9b6bf2" draw:end-color="#9b6bf2" draw:start-intensity="7%" draw:end-intensity="14%"/>
    <draw:gradient draw:name="a794" draw:style="radial" draw:cx="50%" draw:cy="50%" draw:start-color="#9b6bf2" draw:end-color="#9b6bf2" draw:start-intensity="10%" draw:end-intensity="11%"/>
    <draw:gradient draw:name="a538" draw:style="radial" draw:cx="50%" draw:cy="50%" draw:start-color="#9b6bf2" draw:end-color="#9b6bf2" draw:start-intensity="7%" draw:end-intensity="14%"/>
    <draw:gradient draw:name="a155" draw:style="radial" draw:cx="50%" draw:cy="50%" draw:start-color="#9b6bf2" draw:end-color="#9b6bf2" draw:start-intensity="6%" draw:end-intensity="7%"/>
    <draw:gradient draw:name="a796" draw:style="radial" draw:cx="50%" draw:cy="50%" draw:start-color="#9b6bf2" draw:end-color="#9b6bf2" draw:start-intensity="8%" draw:end-intensity="8%"/>
    <draw:gradient draw:name="a614" draw:style="radial" draw:cx="50%" draw:cy="50%" draw:start-color="#9b6bf2" draw:end-color="#9b6bf2" draw:start-intensity="10%" draw:end-intensity="11%"/>
    <draw:gradient draw:name="a157" draw:style="radial" draw:cx="50%" draw:cy="50%" draw:start-color="#9b6bf2" draw:end-color="#9b6bf2" draw:start-intensity="7%" draw:end-intensity="14%"/>
    <draw:gradient draw:name="a798" draw:style="radial" draw:cx="50%" draw:cy="50%" draw:start-color="#9b6bf2" draw:end-color="#9b6bf2" draw:start-intensity="7%" draw:end-intensity="14%"/>
    <draw:gradient draw:name="a616" draw:style="radial" draw:cx="50%" draw:cy="50%" draw:start-color="#9b6bf2" draw:end-color="#9b6bf2" draw:start-intensity="8%" draw:end-intensity="8%"/>
    <draw:gradient draw:name="a681" draw:style="radial" draw:cx="50%" draw:cy="50%" draw:start-color="#9b6bf2" draw:end-color="#9b6bf2" draw:start-intensity="7%" draw:end-intensity="14%"/>
    <draw:gradient draw:name="a618" draw:style="radial" draw:cx="50%" draw:cy="50%" draw:start-color="#9b6bf2" draw:end-color="#9b6bf2" draw:start-intensity="7%" draw:end-intensity="14%"/>
    <draw:gradient draw:name="a501" draw:style="radial" draw:cx="50%" draw:cy="50%" draw:start-color="#9b6bf2" draw:end-color="#9b6bf2" draw:start-intensity="7%" draw:end-intensity="14%"/>
    <draw:gradient draw:name="a493" draw:style="radial" draw:cx="50%" draw:cy="50%" draw:start-color="#9b6bf2" draw:end-color="#9b6bf2" draw:start-intensity="10%" draw:end-intensity="11%"/>
    <draw:gradient draw:name="a120" draw:style="radial" draw:cx="50%" draw:cy="50%" draw:start-color="#9b6bf2" draw:end-color="#9b6bf2" draw:start-intensity="7%" draw:end-intensity="14%"/>
    <draw:gradient draw:name="a495" draw:style="radial" draw:cx="50%" draw:cy="50%" draw:start-color="#9b6bf2" draw:end-color="#9b6bf2" draw:start-intensity="8%" draw:end-intensity="8%"/>
    <draw:gradient draw:name="a497" draw:style="radial" draw:cx="50%" draw:cy="50%" draw:start-color="#9b6bf2" draw:end-color="#9b6bf2" draw:start-intensity="7%" draw:end-intensity="14%"/>
    <draw:gradient draw:name="a499" draw:style="radial" draw:cx="50%" draw:cy="50%" draw:start-color="#9b6bf2" draw:end-color="#9b6bf2" draw:start-intensity="6%" draw:end-intensity="7%"/>
    <draw:gradient draw:name="a577" draw:style="radial" draw:cx="50%" draw:cy="50%" draw:start-color="#9b6bf2" draw:end-color="#9b6bf2" draw:start-intensity="10%" draw:end-intensity="11%"/>
    <draw:gradient draw:name="a844" draw:style="radial" draw:cx="50%" draw:cy="50%" draw:start-color="#9b6bf2" draw:end-color="#9b6bf2" draw:start-intensity="10%" draw:end-intensity="11%"/>
    <draw:gradient draw:name="a579" draw:style="radial" draw:cx="50%" draw:cy="50%" draw:start-color="#9b6bf2" draw:end-color="#9b6bf2" draw:start-intensity="8%" draw:end-intensity="8%"/>
    <draw:gradient draw:name="a846" draw:style="radial" draw:cx="50%" draw:cy="50%" draw:start-color="#9b6bf2" draw:end-color="#9b6bf2" draw:start-intensity="8%" draw:end-intensity="8%"/>
    <draw:gradient draw:name="a848" draw:style="radial" draw:cx="50%" draw:cy="50%" draw:start-color="#9b6bf2" draw:end-color="#9b6bf2" draw:start-intensity="7%" draw:end-intensity="14%"/>
    <draw:fill-image draw:name="a792" xlink:href="media/image2.png" xlink:show="embed" xlink:actuate="onLoad"/>
    <draw:fill-image draw:name="a491" xlink:href="media/image2.png" xlink:show="embed" xlink:actuate="onLoad"/>
    <draw:fill-image draw:name="a528" xlink:href="media/image2.png" xlink:show="embed" xlink:actuate="onLoad"/>
    <draw:fill-image draw:name="a671" xlink:href="media/image2.png" xlink:show="embed" xlink:actuate="onLoad"/>
    <draw:fill-image draw:name="a742" xlink:href="media/image2.png" xlink:show="embed" xlink:actuate="onLoad"/>
    <draw:fill-image draw:name="a215" xlink:href="media/image2.png" xlink:show="embed" xlink:actuate="onLoad"/>
    <draw:fill-image draw:name="a147" xlink:href="media/image2.png" xlink:show="embed" xlink:actuate="onLoad"/>
    <draw:fill-image draw:name="a290" xlink:href="media/image2.png" xlink:show="embed" xlink:actuate="onLoad"/>
    <draw:fill-image draw:name="a323" xlink:href="media/image2.png" xlink:show="embed" xlink:actuate="onLoad"/>
    <draw:fill-image draw:name="a433" xlink:href="media/image2.png" xlink:show="embed" xlink:actuate="onLoad"/>
    <draw:fill-image draw:name="a842" xlink:href="media/image2.png" xlink:show="embed" xlink:actuate="onLoad"/>
    <draw:fill-image draw:name="a612" xlink:href="media/image2.png" xlink:show="embed" xlink:actuate="onLoad"/>
    <draw:fill-image draw:name="a476" xlink:href="media/image2.png" xlink:show="embed" xlink:actuate="onLoad"/>
    <draw:fill-image draw:name="a391" xlink:href="media/image2.png" xlink:show="embed" xlink:actuate="onLoad"/>
    <draw:fill-image draw:name="a110" xlink:href="media/image2.png" xlink:show="embed" xlink:actuate="onLoad"/>
    <draw:fill-image draw:name="a575" xlink:href="media/image2.png" xlink:show="embed" xlink:actuate="onLoad"/>
    <draw:fill-image draw:name="a35" xlink:href="media/image2.png" xlink:show="embed" xlink:actuate="onLoad"/>
    <draw:fill-image draw:name="a72" xlink:href="media/image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3">
      <style:graphic-properties draw:fill="bitmap" draw:fill-image-name="a72" style:repeat="stretch" draw:stroke="none"/>
    </style:style>
    <style:style style:family="graphic" style:name="a74">
      <style:graphic-properties draw:fill="solid" draw:fill-color="#ffffff" draw:opacity="100%" draw:stroke="none"/>
    </style:style>
    <style:style style:family="drawing-page" style:name="a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0">
      <style:graphic-properties draw:fill="gradient" draw:fill-gradient-name="a439" draw:stroke="none"/>
    </style:style>
    <style:style style:family="graphic" style:name="a216">
      <style:graphic-properties draw:fill="bitmap" draw:fill-image-name="a215" style:repeat="stretch" draw:stroke="none"/>
    </style:style>
    <style:style style:family="graphic" style:name="a76">
      <style:graphic-properties draw:fill="solid" draw:fill-color="#b31166" draw:opacity="100%" draw:stroke="none" draw:shadow="visible" draw:shadow-offset-x="0in" draw:shadow-offset-y="0.02778in" draw:shadow-color="#000000" draw:shadow-opacity="45%"/>
    </style:style>
    <style:style style:family="text" style:name="a7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draw:fill="gradient" draw:fill-gradient-name="a441" draw:stroke="none"/>
    </style:style>
    <style:style style:family="graphic" style:name="a218">
      <style:graphic-properties draw:fill="gradient" draw:fill-gradient-name="a217" draw:stroke="none"/>
    </style:style>
    <style:style style:family="text" style:name="a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draw:fill="gradient" draw:fill-gradient-name="a443" draw:stroke="none"/>
    </style:style>
    <style:style style:family="graphic" style:name="a445">
      <style:graphic-properties draw:fill="solid" draw:fill-color="#ffffff" draw:opacity="100%" draw:stroke="none"/>
    </style:style>
    <style:style style:family="graphic" style:name="a446">
      <style:graphic-properties draw:fill="solid" draw:fill-color="#ffffff" draw:opacity="20%" draw:stroke="none"/>
    </style:style>
    <style:style style:family="presentation" style:name="a6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47">
      <style:graphic-properties draw:fill="solid" draw:fill-color="#ffffff" draw:opacity="100%" draw:stroke="none"/>
    </style:style>
    <style:style style:family="graphic" style:name="a448">
      <style:graphic-properties draw:fill="solid" draw:fill-color="#ffffff" draw:opacity="100%" draw:stroke="none"/>
    </style:style>
    <style:style style:family="graphic" style:name="a672">
      <style:graphic-properties draw:fill="bitmap" draw:fill-image-name="a671" style:repeat="stretch" draw:stroke="none"/>
    </style:style>
    <style:style style:family="drawing-page" style:name="a4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74">
      <style:graphic-properties draw:fill="gradient" draw:fill-gradient-name="a673" draw:stroke="none"/>
    </style:style>
    <style:style style:family="graphic" style:name="a676">
      <style:graphic-properties draw:fill="gradient" draw:fill-gradient-name="a675" draw:stroke="none"/>
    </style:style>
    <style:style style:family="graphic" style:name="a678">
      <style:graphic-properties draw:fill="gradient" draw:fill-gradient-name="a677" draw:stroke="none"/>
    </style:style>
    <style:style style:family="graphic" style:name="a220">
      <style:graphic-properties draw:fill="gradient" draw:fill-gradient-name="a219" draw:stroke="non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graphic-properties draw:fill="gradient" draw:fill-gradient-name="a221" draw:stroke="none"/>
    </style:style>
    <style:style style:family="paragraph" style:name="a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
      <style:graphic-properties draw:fill="gradient" draw:fill-gradient-name="a223" draw:stroke="none"/>
    </style:style>
    <style:style style:family="text" style:name="a8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graphic-properties draw:fill="solid" draw:fill-color="#b31166" draw:opacity="100%" draw:stroke="none" draw:shadow="visible" draw:shadow-offset-x="0in" draw:shadow-offset-y="0.02778in" draw:shadow-color="#000000" draw:shadow-opacity="45%"/>
    </style:style>
    <style:style style:family="graphic" style:name="a226">
      <style:graphic-properties draw:fill="gradient" draw:fill-gradient-name="a225" draw:stroke="none"/>
    </style:style>
    <style:style style:family="graphic" style:name="a227">
      <style:graphic-properties draw:fill="solid" draw:fill-color="#ffffff" draw:opacity="20%" draw:stroke="none"/>
    </style:style>
    <style:style style:family="text" style:name="a451">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
      <style:graphic-properties draw:fill="solid" draw:fill-color="#ffffff" draw:opacity="100%" draw:stroke="none"/>
    </style:style>
    <style:style style:family="paragraph" style:name="a8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
      <style:graphic-properties draw:fill="solid" draw:fill-color="#ffffff" draw:opacity="100%" draw:stroke="non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draw:fill="gradient" draw:fill-gradient-name="a679" draw:stroke="none"/>
    </style:style>
    <style:style style:family="paragraph" style:name="a45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graphic" style:name="a682">
      <style:graphic-properties draw:fill="gradient" draw:fill-gradient-name="a681" draw:stroke="none"/>
    </style:style>
    <style:style style:family="text" style:name="a459">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3">
      <style:graphic-properties draw:fill="solid" draw:fill-color="#ffffff" draw:opacity="20%" draw:stroke="none"/>
    </style:style>
    <style:style style:family="graphic" style:name="a684">
      <style:graphic-properties draw:fill="solid" draw:fill-color="#ffffff" draw:opacity="100%" draw:stroke="none"/>
    </style:style>
    <style:style style:family="graphic" style:name="a685">
      <style:graphic-properties draw:fill="solid" draw:fill-color="#ffffff" draw:opacity="100%" draw:stroke="none"/>
    </style:style>
    <style:style style:family="drawing-page" style:name="a6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7">
      <style:graphic-properties draw:fill="solid" draw:fill-color="#b31166" draw:opacity="100%" draw:stroke="none" draw:shadow="visible" draw:shadow-offset-x="0in" draw:shadow-offset-y="0.02778in" draw:shadow-color="#000000" draw:shadow-opacity="45%"/>
    </style:style>
    <style:style style:family="text" style:name="a68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
      <style:graphic-properties draw:fill="solid" draw:fill-color="#b31166" draw:opacity="100%" draw:stroke="none" draw:shadow="visible" draw:shadow-offset-x="0in" draw:shadow-offset-y="0.02778in" draw:shadow-color="#000000" draw:shadow-opacity="45%"/>
    </style:style>
    <style:style style:family="paragraph" style:name="a9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draw:fill="solid" draw:fill-color="#b31166" draw:opacity="100%" draw:stroke="none" draw:shadow="visible" draw:shadow-offset-x="0in" draw:shadow-offset-y="0.02778in" draw:shadow-color="#000000" draw:shadow-opacity="45%"/>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77">
      <style:graphic-properties draw:fill="bitmap" draw:fill-image-name="a476" style:repeat="stretch" draw:stroke="none"/>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draw:fill="gradient" draw:fill-gradient-name="a478" draw:stroke="none"/>
    </style:style>
    <style:style style:family="paragraph" style:name="a7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7">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draw:fill="gradient" draw:fill-gradient-name="a480" draw:stroke="none"/>
    </style:style>
    <style:style style:family="paragraph" style:name="a2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draw:fill="gradient" draw:fill-gradient-name="a482" draw:stroke="none"/>
    </style:style>
    <style:style style:family="graphic" style:name="a485">
      <style:graphic-properties draw:fill="gradient" draw:fill-gradient-name="a484" draw:stroke="none"/>
    </style:style>
    <style:style style:family="graphic" style:name="a487">
      <style:graphic-properties draw:fill="gradient" draw:fill-gradient-name="a486" draw:stroke="none"/>
    </style:style>
    <style:style style:family="graphic" style:name="a488">
      <style:graphic-properties draw:fill="solid" draw:fill-color="#ffffff" draw:opacity="20%" draw:stroke="none"/>
    </style:style>
    <style:style style:family="paragraph" style:name="a710">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draw:fill="solid" draw:fill-color="#ffffff" draw:opacity="100%" draw:stroke="none"/>
    </style:style>
    <style:style style:family="presentation" style:name="a71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1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6">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draw:fill="solid" draw:fill-color="#ffffff" draw:opacity="100%" draw:stroke="non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draw:fill="bitmap" draw:fill-image-name="a491" style:repeat="stretch" draw:stroke="none"/>
    </style:style>
    <style:style style:family="graphic" style:name="a494">
      <style:graphic-properties draw:fill="gradient" draw:fill-gradient-name="a493" draw:stroke="none"/>
    </style:style>
    <style:style style:family="graphic" style:name="a496">
      <style:graphic-properties draw:fill="gradient" draw:fill-gradient-name="a495" draw:stroke="none"/>
    </style:style>
    <style:style style:family="graphic" style:name="a498">
      <style:graphic-properties draw:fill="gradient" draw:fill-gradient-name="a497" draw:stroke="none"/>
    </style:style>
    <style:style style:family="text" style:name="a72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7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8">
      <style:graphic-properties draw:fill="none" draw:stroke="solid" svg:stroke-width="0.01389in" svg:stroke-color="#b31166" svg:stroke-opacity="40%" svg:stroke-linecap="round"/>
    </style:style>
    <style:style style:family="graphic" style:name="a729">
      <style:graphic-properties draw:fill="none" draw:stroke="solid" svg:stroke-width="0.01389in" svg:stroke-color="#b31166" svg:stroke-opacity="40%" svg:stroke-linecap="round"/>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0">
      <style:graphic-properties draw:fill="gradient" draw:fill-gradient-name="a499" draw:stroke="none"/>
    </style:style>
    <style:style style:family="graphic" style:name="a502">
      <style:graphic-properties draw:fill="gradient" draw:fill-gradient-name="a501" draw:stroke="none"/>
    </style:style>
    <style:style style:family="graphic" style:name="a503">
      <style:graphic-properties draw:fill="solid" draw:fill-color="#ffffff" draw:opacity="20%" draw:stroke="none"/>
    </style:style>
    <style:style style:family="graphic" style:name="a504">
      <style:graphic-properties draw:fill="solid" draw:fill-color="#ffffff" draw:opacity="100%" draw:stroke="none"/>
    </style:style>
    <style:style style:family="graphic" style:name="a505">
      <style:graphic-properties draw:fill="solid" draw:fill-color="#ffffff" draw:opacity="100%" draw:stroke="none"/>
    </style:style>
    <style:style style:family="drawing-page" style:name="a50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3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43">
      <style:graphic-properties draw:fill="bitmap" draw:fill-image-name="a742" style:repeat="stretch" draw:stroke="none"/>
    </style:style>
    <style:style style:family="graphic" style:name="a745">
      <style:graphic-properties draw:fill="gradient" draw:fill-gradient-name="a744" draw:stroke="none"/>
    </style:style>
    <style:style style:family="graphic" style:name="a747">
      <style:graphic-properties draw:fill="gradient" draw:fill-gradient-name="a746" draw:stroke="none"/>
    </style:style>
    <style:style style:family="graphic" style:name="a749">
      <style:graphic-properties draw:fill="gradient" draw:fill-gradient-name="a748" draw:stroke="none"/>
    </style:style>
    <style:style style:family="graphic" style:name="a291">
      <style:graphic-properties draw:fill="bitmap" draw:fill-image-name="a290" style:repeat="stretch" draw:stroke="none"/>
    </style:style>
    <style:style style:family="graphic" style:name="a293">
      <style:graphic-properties draw:fill="gradient" draw:fill-gradient-name="a292" draw:stroke="none"/>
    </style:style>
    <style:style style:family="graphic" style:name="a295">
      <style:graphic-properties draw:fill="gradient" draw:fill-gradient-name="a294" draw:stroke="none"/>
    </style:style>
    <style:style style:family="graphic" style:name="a297">
      <style:graphic-properties draw:fill="gradient" draw:fill-gradient-name="a296" draw:stroke="none"/>
    </style:style>
    <style:style style:family="text" style:name="a5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draw:fill="gradient" draw:fill-gradient-name="a298" draw:stroke="none"/>
    </style:style>
    <style:style style:family="presentation" style:name="a5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3">
      <style:graphic-properties draw:fill="solid" draw:fill-color="#b31166" draw:opacity="100%" draw:stroke="none" draw:shadow="visible" draw:shadow-offset-x="0in" draw:shadow-offset-y="0.02778in" draw:shadow-color="#000000" draw:shadow-opacity="45%"/>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751">
      <style:graphic-properties draw:fill="gradient" draw:fill-gradient-name="a750" draw:stroke="none"/>
    </style:style>
    <style:style style:family="graphic" style:name="a529">
      <style:graphic-properties draw:fill="bitmap" draw:fill-image-name="a528" style:repeat="stretch" draw:stroke="none"/>
    </style:style>
    <style:style style:family="graphic" style:name="a753">
      <style:graphic-properties draw:fill="gradient" draw:fill-gradient-name="a752" draw:stroke="none"/>
    </style:style>
    <style:style style:family="graphic" style:name="a754">
      <style:graphic-properties draw:fill="solid" draw:fill-color="#ffffff" draw:opacity="20%" draw:stroke="none"/>
    </style:style>
    <style:style style:family="graphic" style:name="a755">
      <style:graphic-properties draw:fill="solid" draw:fill-color="#ffffff" draw:opacity="100%" draw:stroke="none"/>
    </style:style>
    <style:style style:family="graphic" style:name="a756">
      <style:graphic-properties draw:fill="solid" draw:fill-color="#ffffff" draw:opacity="100%" draw:stroke="none"/>
    </style:style>
    <style:style style:family="drawing-page" style:name="a7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8">
      <style:graphic-properties draw:fill="solid" draw:fill-color="#b31166" draw:opacity="100%" draw:stroke="none" draw:shadow="visible" draw:shadow-offset-x="0in" draw:shadow-offset-y="0.02778in" draw:shadow-color="#000000" draw:shadow-opacity="45%"/>
    </style:style>
    <style:style style:family="text" style:name="a75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1">
      <style:graphic-properties draw:fill="gradient" draw:fill-gradient-name="a300" draw:stroke="none"/>
    </style:style>
    <style:style style:family="graphic" style:name="a302">
      <style:graphic-properties draw:fill="solid" draw:fill-color="#ffffff" draw:opacity="20%" draw:stroke="none"/>
    </style:style>
    <style:style style:family="graphic" style:name="a303">
      <style:graphic-properties draw:fill="solid" draw:fill-color="#ffffff" draw:opacity="100%" draw:stroke="none"/>
    </style:style>
    <style:style style:family="graphic" style:name="a304">
      <style:graphic-properties draw:fill="solid" draw:fill-color="#ffffff" draw:opacity="100%" draw:stroke="none"/>
    </style:style>
    <style:style style:family="drawing-page" style:name="a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6">
      <style:graphic-properties draw:fill="solid" draw:fill-color="#b31166" draw:opacity="100%" draw:stroke="none" draw:shadow="visible" draw:shadow-offset-x="0in" draw:shadow-offset-y="0.02778in" draw:shadow-color="#000000" draw:shadow-opacity="45%"/>
    </style:style>
    <style:style style:family="graphic" style:name="a531">
      <style:graphic-properties draw:fill="gradient" draw:fill-gradient-name="a530" draw:stroke="none"/>
    </style:style>
    <style:style style:family="text" style:name="a30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draw:fill="gradient" draw:fill-gradient-name="a532" draw:stroke="none"/>
    </style:style>
    <style:style style:family="paragraph" style:name="a3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draw:fill="gradient" draw:fill-gradient-name="a534" draw:stroke="none"/>
    </style:style>
    <style:style style:family="text" style:name="a76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draw:fill="gradient" draw:fill-gradient-name="a536" draw:stroke="non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draw:fill="gradient" draw:fill-gradient-name="a538" draw:stroke="none"/>
    </style:style>
    <style:style style:family="text" style:name="a7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0">
      <style:graphic-properties draw:fill="solid" draw:fill-color="#ffffff" draw:opacity="20%" draw:stroke="non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draw:fill="solid" draw:fill-color="#ffffff" draw:opacity="100%" draw:stroke="non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2">
      <style:graphic-properties draw:fill="solid" draw:fill-color="#ffffff" draw:opacity="100%" draw:stroke="non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7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7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24">
      <style:graphic-properties draw:fill="bitmap" draw:fill-image-name="a323" style:repeat="stretch" draw:stroke="none"/>
    </style:style>
    <style:style style:family="graphic" style:name="a326">
      <style:graphic-properties draw:fill="gradient" draw:fill-gradient-name="a325" draw:stroke="none"/>
    </style:style>
    <style:style style:family="text" style:name="a550">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8">
      <style:graphic-properties draw:fill="gradient" draw:fill-gradient-name="a327" draw:stroke="none"/>
    </style:style>
    <style:style style:family="paragraph" style:name="a5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draw:fill="gradient" draw:fill-gradient-name="a329" draw:stroke="non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draw:fill="gradient" draw:fill-gradient-name="a331" draw:stroke="none"/>
    </style:style>
    <style:style style:family="presentation" style:name="a10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34">
      <style:graphic-properties draw:fill="gradient" draw:fill-gradient-name="a333" draw:stroke="none"/>
    </style:style>
    <style:style style:family="graphic" style:name="a335">
      <style:graphic-properties draw:fill="solid" draw:fill-color="#ffffff" draw:opacity="20%" draw:stroke="none"/>
    </style:style>
    <style:style style:family="graphic" style:name="a336">
      <style:graphic-properties draw:fill="solid" draw:fill-color="#ffffff" draw:opacity="100%" draw:stroke="none"/>
    </style:style>
    <style:style style:family="graphic" style:name="a337">
      <style:graphic-properties draw:fill="solid" draw:fill-color="#ffffff" draw:opacity="100%" draw:stroke="none"/>
    </style:style>
    <style:style style:family="presentation" style:name="a5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3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93">
      <style:graphic-properties draw:fill="bitmap" draw:fill-image-name="a792" style:repeat="stretch" draw:stroke="none"/>
    </style:style>
    <style:style style:family="graphic" style:name="a795">
      <style:graphic-properties draw:fill="gradient" draw:fill-gradient-name="a794" draw:stroke="none"/>
    </style:style>
    <style:style style:family="graphic" style:name="a797">
      <style:graphic-properties draw:fill="gradient" draw:fill-gradient-name="a796" draw:stroke="none"/>
    </style:style>
    <style:style style:family="graphic" style:name="a799">
      <style:graphic-properties draw:fill="gradient" draw:fill-gradient-name="a798" draw:stroke="none"/>
    </style:style>
    <style:style style:family="graphic" style:name="a111">
      <style:graphic-properties draw:fill="bitmap" draw:fill-image-name="a110" style:repeat="stretch" draw:stroke="none"/>
    </style:style>
    <style:style style:family="graphic" style:name="a113">
      <style:graphic-properties draw:fill="gradient" draw:fill-gradient-name="a112" draw:stroke="none"/>
    </style:style>
    <style:style style:family="graphic" style:name="a115">
      <style:graphic-properties draw:fill="gradient" draw:fill-gradient-name="a114" draw:stroke="none"/>
    </style:style>
    <style:style style:family="graphic" style:name="a117">
      <style:graphic-properties draw:fill="gradient" draw:fill-gradient-name="a116" draw:stroke="none"/>
    </style:style>
    <style:style style:family="text" style:name="a34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draw:fill="gradient" draw:fill-gradient-name="a118" draw:stroke="non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0">
      <style:graphic-properties draw:fill="solid" draw:fill-color="#b31166" draw:opacity="100%" draw:stroke="none" draw:shadow="visible" draw:shadow-offset-x="0in" draw:shadow-offset-y="0.02778in" draw:shadow-color="#000000" draw:shadow-opacity="45%"/>
    </style:style>
    <style:style style:family="graphic" style:name="a347">
      <style:graphic-properties draw:fill="solid" draw:fill-color="#b31166" draw:opacity="100%" draw:stroke="none" draw:shadow="visible" draw:shadow-offset-x="0in" draw:shadow-offset-y="0.02778in" draw:shadow-color="#000000" draw:shadow-opacity="45%"/>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76">
      <style:graphic-properties draw:fill="bitmap" draw:fill-image-name="a575" style:repeat="stretch" draw:stroke="none"/>
    </style:style>
    <style:style style:family="graphic" style:name="a578">
      <style:graphic-properties draw:fill="gradient" draw:fill-gradient-name="a577" draw:stroke="none"/>
    </style:style>
    <style:style style:family="graphic" style:name="a801">
      <style:graphic-properties draw:fill="gradient" draw:fill-gradient-name="a800" draw:stroke="none"/>
    </style:style>
    <style:style style:family="graphic" style:name="a803">
      <style:graphic-properties draw:fill="gradient" draw:fill-gradient-name="a802" draw:stroke="none"/>
    </style:style>
    <style:style style:family="graphic" style:name="a804">
      <style:graphic-properties draw:fill="solid" draw:fill-color="#ffffff" draw:opacity="20%" draw:stroke="none"/>
    </style:style>
    <style:style style:family="graphic" style:name="a805">
      <style:graphic-properties draw:fill="solid" draw:fill-color="#ffffff" draw:opacity="100%" draw:stroke="none"/>
    </style:style>
    <style:style style:family="graphic" style:name="a806">
      <style:graphic-properties draw:fill="solid" draw:fill-color="#ffffff" draw:opacity="100%" draw:stroke="none"/>
    </style:style>
    <style:style style:family="drawing-page" style:name="a80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
      <style:graphic-properties draw:fill="gradient" draw:fill-gradient-name="a120" draw:stroke="none"/>
    </style:style>
    <style:style style:family="graphic" style:name="a122">
      <style:graphic-properties draw:fill="solid" draw:fill-color="#ffffff" draw:opacity="20%" draw:stroke="none"/>
    </style:style>
    <style:style style:family="graphic" style:name="a123">
      <style:graphic-properties draw:fill="solid" draw:fill-color="#ffffff" draw:opacity="100%" draw:stroke="none"/>
    </style:style>
    <style:style style:family="graphic" style:name="a124">
      <style:graphic-properties draw:fill="solid" draw:fill-color="#ffffff" draw:opacity="100%" draw:stroke="none"/>
    </style:style>
    <style:style style:family="drawing-page" style:name="a1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580">
      <style:graphic-properties draw:fill="gradient" draw:fill-gradient-name="a579" draw:stroke="non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draw:fill="gradient" draw:fill-gradient-name="a581" draw:stroke="none"/>
    </style:style>
    <style:style style:family="graphic" style:name="a584">
      <style:graphic-properties draw:fill="gradient" draw:fill-gradient-name="a583" draw:stroke="none"/>
    </style:style>
    <style:style style:family="graphic" style:name="a586">
      <style:graphic-properties draw:fill="gradient" draw:fill-gradient-name="a585" draw:stroke="none"/>
    </style:style>
    <style:style style:family="graphic" style:name="a587">
      <style:graphic-properties draw:fill="solid" draw:fill-color="#ffffff" draw:opacity="20%" draw:stroke="none"/>
    </style:style>
    <style:style style:family="graphic" style:name="a588">
      <style:graphic-properties draw:fill="solid" draw:fill-color="#ffffff" draw:opacity="100%" draw:stroke="none"/>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draw:fill="solid" draw:fill-color="#ffffff" draw:opacity="100%" draw:stroke="non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6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2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2">
      <style:graphic-properties draw:fill="solid" draw:fill-color="#b31166" draw:opacity="100%" draw:stroke="none" draw:shadow="visible" draw:shadow-offset-x="0in" draw:shadow-offset-y="0.02778in" draw:shadow-color="#000000" draw:shadow-opacity="45%"/>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draw:fill="bitmap" draw:fill-image-name="a147" style:repeat="stretch" draw:stroke="non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7">
      <style:graphic-properties draw:fill="solid" draw:fill-color="#b31166" draw:opacity="100%" draw:stroke="none" draw:shadow="visible" draw:shadow-offset-x="0in" draw:shadow-offset-y="0.02778in" draw:shadow-color="#000000" draw:shadow-opacity="45%"/>
    </style:style>
    <style:style style:family="text" style:name="a83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7">
      <style:graphic-properties draw:fill="solid" draw:fill-color="#b31166" draw:opacity="100%" draw:stroke="none" draw:shadow="visible" draw:shadow-offset-x="0in" draw:shadow-offset-y="0.02778in" draw:shadow-color="#000000" draw:shadow-opacity="45%"/>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gradient" draw:fill-gradient-name="a149" draw:stroke="none"/>
    </style:style>
    <style:style style:family="graphic" style:name="a152">
      <style:graphic-properties draw:fill="gradient" draw:fill-gradient-name="a151" draw:stroke="none"/>
    </style:style>
    <style:style style:family="graphic" style:name="a154">
      <style:graphic-properties draw:fill="gradient" draw:fill-gradient-name="a153" draw:stroke="non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draw:fill="gradient" draw:fill-gradient-name="a155" draw:stroke="none"/>
    </style:style>
    <style:style style:family="text" style:name="a38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
      <style:graphic-properties draw:fill="gradient" draw:fill-gradient-name="a157" draw:stroke="non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9">
      <style:graphic-properties draw:fill="solid" draw:fill-color="#ffffff" draw:opacity="100%" draw:stroke="none"/>
    </style:style>
    <style:style style:family="text" style:name="a38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6">
      <style:graphic-properties draw:fill="solid" draw:fill-color="#b31166" draw:opacity="100%" draw:stroke="none" draw:shadow="visible" draw:shadow-offset-x="0in" draw:shadow-offset-y="0.02778in" draw:shadow-color="#000000" draw:shadow-opacity="45%"/>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13">
      <style:graphic-properties draw:fill="bitmap" draw:fill-image-name="a612" style:repeat="stretch" draw:stroke="none"/>
    </style:style>
    <style:style style:family="graphic" style:name="a615">
      <style:graphic-properties draw:fill="gradient" draw:fill-gradient-name="a614" draw:stroke="none"/>
    </style:style>
    <style:style style:family="paragraph" style:name="a8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draw:fill="gradient" draw:fill-gradient-name="a616" draw:stroke="none"/>
    </style:style>
    <style:style style:family="presentation" style:name="a8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19">
      <style:graphic-properties draw:fill="gradient" draw:fill-gradient-name="a618" draw:stroke="none"/>
    </style:style>
    <style:style style:family="graphic" style:name="a843">
      <style:graphic-properties draw:fill="bitmap" draw:fill-image-name="a842" style:repeat="stretch" draw:stroke="none"/>
    </style:style>
    <style:style style:family="graphic" style:name="a845">
      <style:graphic-properties draw:fill="gradient" draw:fill-gradient-name="a844" draw:stroke="none"/>
    </style:style>
    <style:style style:family="graphic" style:name="a847">
      <style:graphic-properties draw:fill="gradient" draw:fill-gradient-name="a846" draw:stroke="none"/>
    </style:style>
    <style:style style:family="graphic" style:name="a849">
      <style:graphic-properties draw:fill="gradient" draw:fill-gradient-name="a848" draw:stroke="none"/>
    </style:style>
    <style:style style:family="graphic" style:name="a160">
      <style:graphic-properties draw:fill="solid" draw:fill-color="#ffffff" draw:opacity="100%" draw:stroke="none"/>
    </style:style>
    <style:style style:family="graphic" style:name="a161">
      <style:graphic-properties draw:fill="solid" draw:fill-color="#ffffff" draw:opacity="20%" draw:stroke="none"/>
    </style:style>
    <style:style style:family="graphic" style:name="a162">
      <style:graphic-properties draw:fill="solid" draw:fill-color="#ffffff" draw:opacity="100%" draw:stroke="none"/>
    </style:style>
    <style:style style:family="drawing-page" style:name="a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4">
      <style:graphic-properties draw:fill="solid" draw:fill-color="#b31166" draw:opacity="100%" draw:stroke="none" draw:shadow="visible" draw:shadow-offset-x="0in" draw:shadow-offset-y="0.02778in" draw:shadow-color="#000000" draw:shadow-opacity="45%"/>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draw:fill="bitmap" draw:fill-image-name="a391" style:repeat="stretch" draw:stroke="none"/>
    </style:style>
    <style:style style:family="text" style:name="a1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4">
      <style:graphic-properties draw:fill="gradient" draw:fill-gradient-name="a393" draw:stroke="none"/>
    </style:style>
    <style:style style:family="text" style:name="a2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draw:fill="gradient" draw:fill-gradient-name="a395" draw:stroke="non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98">
      <style:graphic-properties draw:fill="gradient" draw:fill-gradient-name="a397" draw:stroke="none"/>
    </style:style>
    <style:style style:family="graphic" style:name="a621">
      <style:graphic-properties draw:fill="gradient" draw:fill-gradient-name="a620" draw:stroke="none"/>
    </style:style>
    <style:style style:family="graphic" style:name="a623">
      <style:graphic-properties draw:fill="gradient" draw:fill-gradient-name="a622" draw:stroke="none"/>
    </style:style>
    <style:style style:family="graphic" style:name="a624">
      <style:graphic-properties draw:fill="solid" draw:fill-color="#ffffff" draw:opacity="20%" draw:stroke="none"/>
    </style:style>
    <style:style style:family="graphic" style:name="a625">
      <style:graphic-properties draw:fill="solid" draw:fill-color="#ffffff" draw:opacity="100%" draw:stroke="none"/>
    </style:style>
    <style:style style:family="graphic" style:name="a626">
      <style:graphic-properties draw:fill="solid" draw:fill-color="#ffffff" draw:opacity="100%" draw:stroke="none"/>
    </style:style>
    <style:style style:family="drawing-page" style:name="a6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1">
      <style:graphic-properties draw:fill="gradient" draw:fill-gradient-name="a850" draw:stroke="none"/>
    </style:style>
    <style:style style:family="graphic" style:name="a628">
      <style:graphic-properties draw:fill="solid" draw:fill-color="#b31166" draw:opacity="100%" draw:stroke="none" draw:shadow="visible" draw:shadow-offset-x="0in" draw:shadow-offset-y="0.02778in" draw:shadow-color="#000000" draw:shadow-opacity="45%"/>
    </style:style>
    <style:style style:family="text" style:name="a6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3">
      <style:graphic-properties draw:fill="gradient" draw:fill-gradient-name="a852" draw:stroke="none"/>
    </style:style>
    <style:style style:family="graphic" style:name="a854">
      <style:graphic-properties draw:fill="solid" draw:fill-color="#ffffff" draw:opacity="100%" draw:stroke="none"/>
    </style:style>
    <style:style style:family="graphic" style:name="a855">
      <style:graphic-properties draw:fill="solid" draw:fill-color="#ffffff" draw:opacity="20%" draw:stroke="none"/>
    </style:style>
    <style:style style:family="graphic" style:name="a856">
      <style:graphic-properties draw:fill="solid" draw:fill-color="#ffffff" draw:opacity="100%" draw:stroke="none"/>
    </style:style>
    <style:style style:family="graphic" style:name="a857">
      <style:graphic-properties draw:fill="solid" draw:fill-color="#ffffff" draw:opacity="100%" draw:stroke="none"/>
    </style:style>
    <style:style style:family="paragraph" style:name="a1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draw:fill="solid" draw:fill-color="#b31166" draw:opacity="100%" draw:stroke="none" draw:shadow="visible" draw:shadow-offset-x="0in" draw:shadow-offset-y="0.02778in" draw:shadow-color="#000000" draw:shadow-opacity="45%"/>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7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draw:fill="gradient" draw:fill-gradient-name="a399" draw:stroke="none"/>
    </style:style>
    <style:style style:family="paragraph" style:name="a17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bitmap" draw:fill-image-name="a35" style:repeat="stretch" draw:stroke="none"/>
    </style:style>
    <style:style style:family="graphic" style:name="a402">
      <style:graphic-properties draw:fill="gradient" draw:fill-gradient-name="a401" draw:stroke="none"/>
    </style:style>
    <style:style style:family="graphic" style:name="a38">
      <style:graphic-properties draw:fill="gradient" draw:fill-gradient-name="a37" draw:stroke="none"/>
    </style:style>
    <style:style style:family="graphic" style:name="a403">
      <style:graphic-properties draw:fill="solid" draw:fill-color="#ffffff" draw:opacity="100%" draw:stroke="none"/>
    </style:style>
    <style:style style:family="graphic" style:name="a404">
      <style:graphic-properties draw:fill="solid" draw:fill-color="#ffffff" draw:opacity="20%" draw:stroke="none"/>
    </style:style>
    <style:style style:family="graphic" style:name="a405">
      <style:graphic-properties draw:fill="solid" draw:fill-color="#ffffff" draw:opacity="100%" draw:stroke="none"/>
    </style:style>
    <style:style style:family="text" style:name="a6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6">
      <style:graphic-properties draw:fill="solid" draw:fill-color="#ffffff" draw:opacity="100%" draw:stroke="none"/>
    </style:style>
    <style:style style:family="paragraph" style:name="a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draw:fill="gradient" draw:fill-gradient-name="a39" draw:stroke="non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2">
      <style:graphic-properties draw:fill="gradient" draw:fill-gradient-name="a41" draw:stroke="none"/>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draw:fill="gradient" draw:fill-gradient-name="a43" draw:stroke="non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6">
      <style:graphic-properties draw:fill="gradient" draw:fill-gradient-name="a45" draw:stroke="none"/>
    </style:style>
    <style:style style:family="graphic" style:name="a47">
      <style:graphic-properties draw:fill="solid" draw:fill-color="#ffffff" draw:opacity="20%" draw:stroke="none"/>
    </style:style>
    <style:style style:family="text" style:name="a4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draw:fill="solid" draw:fill-color="#ffffff" draw:opacity="100%" draw:stroke="none"/>
    </style:style>
    <style:style style:family="text" style:name="a4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
      <style:graphic-properties draw:fill="solid" draw:fill-color="#ffffff" draw:opacity="100%" draw:stroke="none"/>
    </style:style>
    <style:style style:family="paragraph" style:name="a41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6">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1">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8">
      <style:graphic-properties draw:fill="solid" draw:fill-color="#b31166" draw:opacity="100%" draw:stroke="none" draw:shadow="visible" draw:shadow-offset-x="0in" draw:shadow-offset-y="0.02778in" draw:shadow-color="#000000" draw:shadow-opacity="45%"/>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7">
      <style:graphic-properties draw:fill="none" draw:stroke="solid" svg:stroke-width="0.01389in" svg:stroke-color="#b31166" svg:stroke-opacity="40%" svg:stroke-linecap="round"/>
    </style:style>
    <style:style style:family="graphic" style:name="a658">
      <style:graphic-properties draw:fill="none" draw:stroke="solid" svg:stroke-width="0.01389in" svg:stroke-color="#b31166" svg:stroke-opacity="40%" svg:stroke-linecap="round"/>
    </style:style>
    <style:style style:family="text" style:name="a65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7">
      <style:graphic-properties draw:fill="solid" draw:fill-color="#b31166" draw:opacity="100%" draw:stroke="none" draw:shadow="visible" draw:shadow-offset-x="0in" draw:shadow-offset-y="0.02778in" draw:shadow-color="#000000" draw:shadow-opacity="45%"/>
    </style:style>
    <style:style style:family="presentation" style:name="a4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graphic-properties draw:fill="bitmap" draw:fill-image-name="a433" style:repeat="stretch" draw:stroke="non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6">
      <style:graphic-properties draw:fill="gradient" draw:fill-gradient-name="a435" draw:stroke="none"/>
    </style:style>
    <style:style style:family="text" style:name="a6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draw:fill="gradient" draw:fill-gradient-name="a437" draw:stroke="none"/>
    </style:style>
    <style:style style:family="paragraph" style:name="a6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6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6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5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7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8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76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7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3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35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6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6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4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7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4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7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2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7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2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number:date-style xmlns:number="urn:oasis:names:tc:opendocument:xmlns:datastyle:1.0" style:name="a4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6"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8"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40"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4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7"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8"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6" draw:name="Date Placeholder 3" svg:x="11.65038in" svg:y="6.9902in" svg:width="1.08333in" svg:height="0.33333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4" presentation:style-name="a29" draw:name="Footer Placeholder 4" svg:x="0.61364in" svg:y="6.9902in" svg:width="4.22112in" svg:height="0.33333in" presentation:class="footer" presentation:placeholder="false">
        <draw:text-box>
          <text:p text:style-name="a28" text:class-names="" text:cond-style-name=""><text:span text:style-name="a27" text:class-names=""/></text:p>
        </draw:text-box>
        <svg:title/>
        <svg:desc/>
      </draw:frame>
      <draw:custom-shape svg:x="11.41493in" svg:y="0in" svg:width="0.75in" svg:height="1.25in" draw:id="id5" draw:style-name="a30" draw:name="Rectangle 20">
        <svg:title/>
        <svg:desc/>
        <draw:enhanced-geometry xmlns:dr3d="urn:oasis:names:tc:opendocument:xmlns:dr3d:1.0" draw:type="non-primitive" svg:viewBox="0 0 21600 21600" draw:enhanced-path="M 0 0 L 21600 0 21600 21600 0 21600 Z N"/>
      </draw:custom-shape>
      <draw:frame draw:id="id6" presentation:style-name="a34" draw:name="Slide Number Placeholder 5" svg:x="11.32168in" svg:y="0.32341in" svg:width="0.91667in" svg:height="0.83955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50">
      <draw:g draw:name="Group 6" draw:id="id16">
        <svg:title/>
        <svg:desc/>
        <draw:custom-shape svg:x="0in" svg:y="0in" svg:width="13.33333in" svg:height="7.5in" draw:id="id23" draw:style-name="a73"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7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 presentation:style-name="a54" draw:name="Title 1" svg:x="1.26307in" svg:y="2.2963in" svg:width="9.65186in" svg:height="2.92831in" presentation:class="title" presentation:placeholder="false">
        <draw:text-box>
          <text:p text:style-name="a53" text:class-names="" text:cond-style-name=""><text:span text:style-name="a51" text:class-names="">Click to edit Master title style</text:span><text:span text:style-name="a52" text:class-names=""/></text:p>
        </draw:text-box>
        <svg:title/>
        <svg:desc/>
      </draw:frame>
      <draw:frame draw:id="id18" presentation:style-name="a58" draw:name="Subtitle 2" svg:x="1.26307in" svg:y="5.22461in" svg:width="9.65186in" svg:height="0.94206in" presentation:class="subtitle" presentation:placeholder="false">
        <draw:text-box>
          <text:p text:style-name="a57" text:class-names="" text:cond-style-name=""><text:span text:style-name="a55" text:class-names="">Click to edit Master subtitle style</text:span><text:span text:style-name="a56" text:class-names=""/></text:p>
        </draw:text-box>
        <svg:title/>
        <svg:desc/>
      </draw:frame>
      <draw:frame draw:id="id19" presentation:style-name="a63" draw:transform="translate(-0.54167in -0.16667in) rotate(-1.5708) translate(11.65167in 2.12667in)" draw:name="Date Placeholder 3" svg:width="1.08333in" svg:height="0.33333in" presentation:class="date-time" presentation:placeholder="false">
        <draw:text-box>
          <text:p text:style-name="a62" text:class-names="" text:cond-style-name=""><text:span text:style-name="a59" text:class-names=""><text:date text:fixed="false" style:data-style-name="a60"/></text:span><text:span text:style-name="a61" text:class-names=""/></text:p>
        </draw:text-box>
        <svg:title/>
        <svg:desc/>
      </draw:frame>
      <draw:frame draw:id="id20" presentation:style-name="a66" draw:transform="translate(-2.11056in -0.16667in) rotate(-1.5708) translate(11.90056in 3.69667in)" draw:name="Footer Placeholder 4" svg:width="4.22112in" svg:height="0.33333in" presentation:class="footer" presentation:placeholder="false">
        <draw:text-box>
          <text:p text:style-name="a65" text:class-names="" text:cond-style-name=""><text:span text:style-name="a64" text:class-names=""/></text:p>
        </draw:text-box>
        <svg:title/>
        <svg:desc/>
      </draw:frame>
      <draw:custom-shape svg:x="11.41493in" svg:y="0in" svg:width="0.75in" svg:height="1.25in" draw:id="id21" draw:style-name="a67" draw:name="Rectangle 10">
        <svg:title/>
        <svg:desc/>
        <draw:enhanced-geometry xmlns:dr3d="urn:oasis:names:tc:opendocument:xmlns:dr3d:1.0" draw:type="non-primitive" svg:viewBox="0 0 21600 21600" draw:enhanced-path="M 0 0 L 21600 0 21600 21600 0 21600 Z N"/>
      </draw:custom-shape>
      <draw:frame draw:id="id22" presentation:style-name="a71" draw:name="Slide Number Placeholder 5" svg:x="11.32168in" svg:y="0.32341in" svg:width="0.91667in" svg:height="0.83955in" presentation:class="page-number" presentation:placeholder="false">
        <draw:text-box>
          <text:p text:style-name="a70" text:class-names="" text:cond-style-name=""><text:span text:style-name="a68" text:class-names=""><text:page-number style:num-format="1" text:fixed="false"/></text:span><text:span text:style-name="a69" text:class-names=""/></text:p>
        </draw:text-box>
        <svg:title/>
        <svg:desc/>
      </draw:frame>
    </style:master-page>
    <style:master-page style:name="Master1-Layout2-obj-Title-and-Content" style:page-layout-name="pageLayout1" draw:style-name="a75">
      <draw:g draw:name="Group 6" draw:id="id25">
        <svg:title/>
        <svg:desc/>
        <draw:custom-shape svg:x="0in" svg:y="0in" svg:width="13.33333in" svg:height="7.5in" draw:id="id32" draw:layer="Master1-bg" draw:style-name="a111" draw:name="Rectangle 7">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3" draw:layer="Master1-bg" draw:style-name="a113"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4" draw:layer="Master1-bg" draw:style-name="a115"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35" draw:layer="Master1-bg" draw:style-name="a117"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6" draw:layer="Master1-bg" draw:style-name="a119"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37" draw:layer="Master1-bg" draw:style-name="a121"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38" draw:layer="Master1-bg" draw:style-name="a12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39" draw:layer="Master1-bg" draw:style-name="a12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40" draw:layer="Master1-bg" draw:style-name="a12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6" draw:layer="Master1-bg" draw:style-name="a76" draw:name="Rectangle 16">
        <svg:title/>
        <svg:desc/>
        <draw:enhanced-geometry xmlns:dr3d="urn:oasis:names:tc:opendocument:xmlns:dr3d:1.0" draw:type="non-primitive" svg:viewBox="0 0 21600 21600" draw:enhanced-path="M 0 0 L 21600 0 21600 21600 0 21600 Z N"/>
      </draw:custom-shape>
      <draw:frame draw:id="id27" presentation:style-name="a80" draw:name="Title 1" svg:x="1.26307in" svg:y="1.06482in" svg:width="9.5816in" svg:height="0.77315in" presentation:class="title" presentation:placeholder="false">
        <draw:text-box>
          <text:p text:style-name="a79" text:class-names="" text:cond-style-name=""><text:span text:style-name="a77" text:class-names="">Click to edit Master title style</text:span><text:span text:style-name="a78" text:class-names=""/></text:p>
        </draw:text-box>
        <svg:title/>
        <svg:desc/>
      </draw:frame>
      <draw:frame draw:id="id28" presentation:style-name="a97" draw:name="Content Placeholder 2" svg:x="1.26307in" svg:y="2.84722in" svg:width="9.65186in" svg:height="3.73611in" presentation:class="object" presentation:placeholder="false">
        <draw:text-box>
          <text:list text:style-name="a83">
            <text:list-item>
              <text:p text:style-name="a82" text:class-names="" text:cond-style-name=""><text:span text:style-name="a81" text:class-names="">Click to edit Master text styles</text:span></text:p>
            </text:list-item>
          </text:list>
          <text:list text:style-name="a86">
            <text:list-item>
              <text:list text:style-name="a86">
                <text:list-item>
                  <text:p text:style-name="a85" text:class-names="" text:cond-style-name=""><text:span text:style-name="a84" text:class-names="">Second level</text:span></text:p>
                </text:list-item>
              </text:list>
            </text:list-item>
          </text:list>
          <text:list text:style-name="a89">
            <text:list-item>
              <text:list text:style-name="a89">
                <text:list-item>
                  <text:list text:style-name="a89">
                    <text:list-item>
                      <text:p text:style-name="a88" text:class-names="" text:cond-style-name=""><text:span text:style-name="a87" text:class-names="">Third level</text:span></text:p>
                    </text:list-item>
                  </text:list>
                </text:list-item>
              </text:list>
            </text:list-item>
          </text:list>
          <text:list text:style-name="a92">
            <text:list-item>
              <text:list text:style-name="a92">
                <text:list-item>
                  <text:list text:style-name="a92">
                    <text:list-item>
                      <text:list text:style-name="a92">
                        <text:list-item>
                          <text:p text:style-name="a91" text:class-names="" text:cond-style-name=""><text:span text:style-name="a90" text:class-names="">Fourth level</text:span></text:p>
                        </text:list-item>
                      </text:list>
                    </text:list-item>
                  </text:list>
                </text:list-item>
              </text:list>
            </text:list-item>
          </text:list>
          <text:list text:style-name="a96">
            <text:list-item>
              <text:list text:style-name="a96">
                <text:list-item>
                  <text:list text:style-name="a96">
                    <text:list-item>
                      <text:list text:style-name="a96">
                        <text:list-item>
                          <text:list text:style-name="a96">
                            <text:list-item>
                              <text:p text:style-name="a95" text:class-names="" text:cond-style-name=""><text:span text:style-name="a93" text:class-names="">Fifth level</text:span><text:span text:style-name="a94" text:class-names=""/></text:p>
                            </text:list-item>
                          </text:list>
                        </text:list-item>
                      </text:list>
                    </text:list-item>
                  </text:list>
                </text:list-item>
              </text:list>
            </text:list-item>
          </text:list>
        </draw:text-box>
        <svg:title/>
        <svg:desc/>
      </draw:frame>
      <draw:frame draw:id="id29" presentation:style-name="a102" draw:name="Date Placeholder 3" svg:x="11.65038in" svg:y="6.9902in" svg:width="1.08333in" svg:height="0.33333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30" presentation:style-name="a105" draw:name="Footer Placeholder 4" svg:x="0.61364in" svg:y="6.9902in" svg:width="4.22112in" svg:height="0.33333in" presentation:class="footer" presentation:placeholder="false">
        <draw:text-box>
          <text:p text:style-name="a104" text:class-names="" text:cond-style-name=""><text:span text:style-name="a103" text:class-names=""/></text:p>
        </draw:text-box>
        <svg:title/>
        <svg:desc/>
      </draw:frame>
      <draw:frame draw:id="id31" presentation:style-name="a109" draw:name="Slide Number Placeholder 5" svg:x="11.32168in" svg:y="0.32341in" svg:width="0.91667in" svg:height="0.83955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3-secHead-Section-Header" style:page-layout-name="pageLayout1" draw:style-name="a125">
      <draw:g draw:name="Group 7" draw:id="id41">
        <svg:title/>
        <svg:desc/>
        <draw:custom-shape svg:x="0in" svg:y="0in" svg:width="13.33333in" svg:height="7.5in" draw:id="id48" draw:style-name="a148"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49" draw:style-name="a150"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50" draw:style-name="a152"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51" draw:style-name="a15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52" draw:style-name="a156"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53" draw:style-name="a158"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54" draw:style-name="a159"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55" draw:style-name="a160"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56" draw:style-name="a161"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57" draw:style-name="a16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42" presentation:style-name="a129" draw:name="Title 1" svg:x="1.26307in" svg:y="2.92831in" svg:width="4.75834in" svg:height="2.49762in" presentation:class="title" presentation:placeholder="false">
        <draw:text-box>
          <text:p text:style-name="a128" text:class-names="" text:cond-style-name=""><text:span text:style-name="a126" text:class-names="">Click to edit Master title style</text:span><text:span text:style-name="a127" text:class-names=""/></text:p>
        </draw:text-box>
        <svg:title/>
        <svg:desc/>
      </draw:frame>
      <draw:frame draw:id="id43" presentation:style-name="a133" draw:name="Text Placeholder 2" svg:x="7.54108in" svg:y="2.92831in" svg:width="4.1093in" svg:height="2.49762in" presentation:class="outline" presentation:placeholder="false">
        <draw:text-box>
          <text:list text:style-name="a132">
            <text:list-item>
              <text:p text:style-name="a131" text:class-names="" text:cond-style-name=""><text:span text:style-name="a130" text:class-names="">Click to edit Master text styles</text:span></text:p>
            </text:list-item>
          </text:list>
        </draw:text-box>
        <svg:title/>
        <svg:desc/>
      </draw:frame>
      <draw:frame draw:id="id44" presentation:style-name="a138" draw:name="Date Placeholder 3" svg:x="11.65038in" svg:y="6.9902in" svg:width="1.08333in" svg:height="0.33333in" presentation:class="date-time" presentation:placeholder="false">
        <draw:text-box>
          <text:p text:style-name="a137" text:class-names="" text:cond-style-name=""><text:span text:style-name="a134" text:class-names=""><text:date text:fixed="false" style:data-style-name="a135"/></text:span><text:span text:style-name="a136" text:class-names=""/></text:p>
        </draw:text-box>
        <svg:title/>
        <svg:desc/>
      </draw:frame>
      <draw:frame draw:id="id45" presentation:style-name="a141" draw:name="Footer Placeholder 4" svg:x="0.61364in" svg:y="6.9902in" svg:width="4.22112in" svg:height="0.33333in" presentation:class="footer" presentation:placeholder="false">
        <draw:text-box>
          <text:p text:style-name="a140" text:class-names="" text:cond-style-name=""><text:span text:style-name="a139" text:class-names=""/></text:p>
        </draw:text-box>
        <svg:title/>
        <svg:desc/>
      </draw:frame>
      <draw:custom-shape svg:x="11.41493in" svg:y="0in" svg:width="0.75in" svg:height="1.25in" draw:id="id46" draw:style-name="a142" draw:name="Rectangle 15">
        <svg:title/>
        <svg:desc/>
        <draw:enhanced-geometry xmlns:dr3d="urn:oasis:names:tc:opendocument:xmlns:dr3d:1.0" draw:type="non-primitive" svg:viewBox="0 0 21600 21600" draw:enhanced-path="M 0 0 L 21600 0 21600 21600 0 21600 Z N"/>
      </draw:custom-shape>
      <draw:frame draw:id="id47" presentation:style-name="a146" draw:name="Slide Number Placeholder 5" svg:x="11.32168in" svg:y="0.32341in" svg:width="0.91667in" svg:height="0.83955in" presentation:class="page-number" presentation:placeholder="false">
        <draw:text-box>
          <text:p text:style-name="a145" text:class-names="" text:cond-style-name=""><text:span text:style-name="a143" text:class-names=""><text:page-number style:num-format="1" text:fixed="false"/></text:span><text:span text:style-name="a144" text:class-names=""/></text:p>
        </draw:text-box>
        <svg:title/>
        <svg:desc/>
      </draw:frame>
    </style:master-page>
    <style:master-page style:name="Master1-Layout4-twoObj-Two-Content" style:page-layout-name="pageLayout1" draw:style-name="a163">
      <draw:g draw:name="Group 7" draw:id="id58">
        <svg:title/>
        <svg:desc/>
        <draw:custom-shape svg:x="0in" svg:y="0in" svg:width="13.33333in" svg:height="7.5in" draw:id="id66" draw:layer="Master1-bg" draw:style-name="a216" draw:name="Rectangle 8">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67" draw:layer="Master1-bg" draw:style-name="a218"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68" draw:layer="Master1-bg" draw:style-name="a220"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69" draw:layer="Master1-bg" draw:style-name="a222"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70" draw:layer="Master1-bg" draw:style-name="a224"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71" draw:layer="Master1-bg" draw:style-name="a226"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72" draw:layer="Master1-bg" draw:style-name="a227"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73" draw:layer="Master1-bg" draw:style-name="a228"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74" draw:layer="Master1-bg" draw:style-name="a22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59" draw:layer="Master1-bg" draw:style-name="a164" draw:name="Rectangle 17">
        <svg:title/>
        <svg:desc/>
        <draw:enhanced-geometry xmlns:dr3d="urn:oasis:names:tc:opendocument:xmlns:dr3d:1.0" draw:type="non-primitive" svg:viewBox="0 0 21600 21600" draw:enhanced-path="M 0 0 L 21600 0 21600 21600 0 21600 Z N"/>
      </draw:custom-shape>
      <draw:frame draw:id="id60" presentation:style-name="a168" draw:name="Title 1" svg:x="1.26307in" svg:y="1.06482in" svg:width="9.5816in" svg:height="0.77315in" presentation:class="title" presentation:placeholder="false">
        <draw:text-box>
          <text:p text:style-name="a167" text:class-names="" text:cond-style-name=""><text:span text:style-name="a165" text:class-names="">Click to edit Master title style</text:span><text:span text:style-name="a166" text:class-names=""/></text:p>
        </draw:text-box>
        <svg:title/>
        <svg:desc/>
      </draw:frame>
      <draw:frame draw:id="id61" presentation:style-name="a185" draw:name="Content Placeholder 2" svg:x="1.26307in" svg:y="2.84722in" svg:width="5.27686in" svg:height="3.7361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4">
            <text:list-item>
              <text:list text:style-name="a184">
                <text:list-item>
                  <text:list text:style-name="a184">
                    <text:list-item>
                      <text:list text:style-name="a184">
                        <text:list-item>
                          <text:list text:style-name="a184">
                            <text:list-item>
                              <text:p text:style-name="a183" text:class-names="" text:cond-style-name=""><text:span text:style-name="a181" text:class-names="">Fifth level</text:span><text:span text:style-name="a182" text:class-names=""/></text:p>
                            </text:list-item>
                          </text:list>
                        </text:list-item>
                      </text:list>
                    </text:list-item>
                  </text:list>
                </text:list-item>
              </text:list>
            </text:list-item>
          </text:list>
        </draw:text-box>
        <svg:title/>
        <svg:desc/>
      </draw:frame>
      <draw:frame draw:id="id62" presentation:style-name="a202" draw:name="Content Placeholder 3" svg:x="6.78993in" svg:y="2.84722in" svg:width="5.27686in" svg:height="3.73611in" presentation:class="object" presentation:placeholder="false">
        <draw:text-box>
          <text:list text:style-name="a188">
            <text:list-item>
              <text:p text:style-name="a187" text:class-names="" text:cond-style-name=""><text:span text:style-name="a186" text:class-names="">Click to edit Master text styles</text:span></text:p>
            </text:list-item>
          </text:list>
          <text:list text:style-name="a191">
            <text:list-item>
              <text:list text:style-name="a191">
                <text:list-item>
                  <text:p text:style-name="a190" text:class-names="" text:cond-style-name=""><text:span text:style-name="a189" text:class-names="">Second level</text:span></text:p>
                </text:list-item>
              </text:list>
            </text:list-item>
          </text:list>
          <text:list text:style-name="a194">
            <text:list-item>
              <text:list text:style-name="a194">
                <text:list-item>
                  <text:list text:style-name="a194">
                    <text:list-item>
                      <text:p text:style-name="a193" text:class-names="" text:cond-style-name=""><text:span text:style-name="a192" text:class-names="">Third level</text:span></text:p>
                    </text:list-item>
                  </text:list>
                </text:list-item>
              </text:list>
            </text:list-item>
          </text:list>
          <text:list text:style-name="a197">
            <text:list-item>
              <text:list text:style-name="a197">
                <text:list-item>
                  <text:list text:style-name="a197">
                    <text:list-item>
                      <text:list text:style-name="a197">
                        <text:list-item>
                          <text:p text:style-name="a196" text:class-names="" text:cond-style-name=""><text:span text:style-name="a195" text:class-names="">Fourth level</text:span></text:p>
                        </text:list-item>
                      </text:list>
                    </text:list-item>
                  </text:list>
                </text:list-item>
              </text:list>
            </text:list-item>
          </text:list>
          <text:list text:style-name="a201">
            <text:list-item>
              <text:list text:style-name="a201">
                <text:list-item>
                  <text:list text:style-name="a201">
                    <text:list-item>
                      <text:list text:style-name="a201">
                        <text:list-item>
                          <text:list text:style-name="a201">
                            <text:list-item>
                              <text:p text:style-name="a200" text:class-names="" text:cond-style-name=""><text:span text:style-name="a198" text:class-names="">Fifth level</text:span><text:span text:style-name="a199" text:class-names=""/></text:p>
                            </text:list-item>
                          </text:list>
                        </text:list-item>
                      </text:list>
                    </text:list-item>
                  </text:list>
                </text:list-item>
              </text:list>
            </text:list-item>
          </text:list>
        </draw:text-box>
        <svg:title/>
        <svg:desc/>
      </draw:frame>
      <draw:frame draw:id="id63" presentation:style-name="a207" draw:name="Date Placeholder 4" svg:x="11.65038in" svg:y="6.9902in" svg:width="1.08333in" svg:height="0.33333in" presentation:class="date-time" presentation:placeholder="false">
        <draw:text-box>
          <text:p text:style-name="a206" text:class-names="" text:cond-style-name=""><text:span text:style-name="a203" text:class-names=""><text:date text:fixed="false" style:data-style-name="a204"/></text:span><text:span text:style-name="a205" text:class-names=""/></text:p>
        </draw:text-box>
        <svg:title/>
        <svg:desc/>
      </draw:frame>
      <draw:frame draw:id="id64" presentation:style-name="a210" draw:name="Footer Placeholder 5" svg:x="0.61364in" svg:y="6.9902in" svg:width="4.22112in" svg:height="0.33333in" presentation:class="footer" presentation:placeholder="false">
        <draw:text-box>
          <text:p text:style-name="a209" text:class-names="" text:cond-style-name=""><text:span text:style-name="a208" text:class-names=""/></text:p>
        </draw:text-box>
        <svg:title/>
        <svg:desc/>
      </draw:frame>
      <draw:frame draw:id="id65" presentation:style-name="a214" draw:name="Slide Number Placeholder 6" svg:x="11.32168in" svg:y="0.32341in" svg:width="0.91667in" svg:height="0.83955in" presentation:class="page-number" presentation:placeholder="false">
        <draw:text-box>
          <text:p text:style-name="a213" text:class-names="" text:cond-style-name=""><text:span text:style-name="a211" text:class-names=""><text:page-number style:num-format="1" text:fixed="false"/></text:span><text:span text:style-name="a212" text:class-names=""/></text:p>
        </draw:text-box>
        <svg:title/>
        <svg:desc/>
      </draw:frame>
    </style:master-page>
    <style:master-page style:name="Master1-Layout5-twoTxTwoObj-Comparison" style:page-layout-name="pageLayout1" draw:style-name="a230">
      <draw:g draw:name="Group 9" draw:id="id75">
        <svg:title/>
        <svg:desc/>
        <draw:custom-shape svg:x="0in" svg:y="0in" svg:width="13.33333in" svg:height="7.5in" draw:id="id85" draw:layer="Master1-bg" draw:style-name="a291"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6" draw:layer="Master1-bg" draw:style-name="a293"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87" draw:layer="Master1-bg" draw:style-name="a295"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88" draw:layer="Master1-bg" draw:style-name="a29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89" draw:layer="Master1-bg" draw:style-name="a29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90" draw:layer="Master1-bg" draw:style-name="a30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91" draw:layer="Master1-bg" draw:style-name="a302"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92" draw:layer="Master1-bg" draw:style-name="a303"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93" draw:layer="Master1-bg" draw:style-name="a30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76" draw:layer="Master1-bg" draw:style-name="a231" draw:name="Rectangle 19">
        <svg:title/>
        <svg:desc/>
        <draw:enhanced-geometry xmlns:dr3d="urn:oasis:names:tc:opendocument:xmlns:dr3d:1.0" draw:type="non-primitive" svg:viewBox="0 0 21600 21600" draw:enhanced-path="M 0 0 L 21600 0 21600 21600 0 21600 Z N"/>
      </draw:custom-shape>
      <draw:frame draw:id="id77" presentation:style-name="a235" draw:name="Title 1" svg:x="1.26307in" svg:y="1.06482in" svg:width="9.5816in" svg:height="0.77315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78" presentation:style-name="a239" draw:name="Text Placeholder 2" svg:x="1.26307in" svg:y="2.84722in" svg:width="5.27686in" svg:height="0.63021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79" presentation:style-name="a256" draw:name="Content Placeholder 3" svg:x="1.26307in" svg:y="3.47743in" svg:width="5.27686in" svg:height="3.1059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2" text:class-names="">Fifth level</text:span><text:span text:style-name="a253" text:class-names=""/></text:p>
                            </text:list-item>
                          </text:list>
                        </text:list-item>
                      </text:list>
                    </text:list-item>
                  </text:list>
                </text:list-item>
              </text:list>
            </text:list-item>
          </text:list>
        </draw:text-box>
        <svg:title/>
        <svg:desc/>
      </draw:frame>
      <draw:frame draw:id="id80" presentation:style-name="a260" draw:name="Text Placeholder 4" svg:x="6.78993in" svg:y="2.84722in" svg:width="5.27686in" svg:height="0.63021in" presentation:class="outline" presentation:placeholder="false">
        <draw:text-box>
          <text:list text:style-name="a259">
            <text:list-item>
              <text:p text:style-name="a258" text:class-names="" text:cond-style-name=""><text:span text:style-name="a257" text:class-names="">Click to edit Master text styles</text:span></text:p>
            </text:list-item>
          </text:list>
        </draw:text-box>
        <svg:title/>
        <svg:desc/>
      </draw:frame>
      <draw:frame draw:id="id81" presentation:style-name="a277" draw:name="Content Placeholder 5" svg:x="6.78993in" svg:y="3.47743in" svg:width="5.27686in" svg:height="3.1059in" presentation:class="object" presentation:placeholder="false">
        <draw:text-box>
          <text:list text:style-name="a263">
            <text:list-item>
              <text:p text:style-name="a262" text:class-names="" text:cond-style-name=""><text:span text:style-name="a261" text:class-names="">Click to edit Master text styles</text:span></text:p>
            </text:list-item>
          </text:list>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Fifth level</text:span><text:span text:style-name="a274" text:class-names=""/></text:p>
                            </text:list-item>
                          </text:list>
                        </text:list-item>
                      </text:list>
                    </text:list-item>
                  </text:list>
                </text:list-item>
              </text:list>
            </text:list-item>
          </text:list>
        </draw:text-box>
        <svg:title/>
        <svg:desc/>
      </draw:frame>
      <draw:frame draw:id="id82" presentation:style-name="a282" draw:name="Date Placeholder 6" svg:x="11.65038in" svg:y="6.9902in" svg:width="1.08333in" svg:height="0.33333in" presentation:class="date-time" presentation:placeholder="false">
        <draw:text-box>
          <text:p text:style-name="a281" text:class-names="" text:cond-style-name=""><text:span text:style-name="a278" text:class-names=""><text:date text:fixed="false" style:data-style-name="a279"/></text:span><text:span text:style-name="a280" text:class-names=""/></text:p>
        </draw:text-box>
        <svg:title/>
        <svg:desc/>
      </draw:frame>
      <draw:frame draw:id="id83" presentation:style-name="a285" draw:name="Footer Placeholder 7" svg:x="0.61364in" svg:y="6.9902in" svg:width="4.22112in" svg:height="0.33333in" presentation:class="footer" presentation:placeholder="false">
        <draw:text-box>
          <text:p text:style-name="a284" text:class-names="" text:cond-style-name=""><text:span text:style-name="a283" text:class-names=""/></text:p>
        </draw:text-box>
        <svg:title/>
        <svg:desc/>
      </draw:frame>
      <draw:frame draw:id="id84" presentation:style-name="a289" draw:name="Slide Number Placeholder 8" svg:x="11.32168in" svg:y="0.32341in" svg:width="0.91667in" svg:height="0.83955in" presentation:class="page-number" presentation:placeholder="false">
        <draw:text-box>
          <text:p text:style-name="a288" text:class-names="" text:cond-style-name=""><text:span text:style-name="a286" text:class-names=""><text:page-number style:num-format="1" text:fixed="false"/></text:span><text:span text:style-name="a287" text:class-names=""/></text:p>
        </draw:text-box>
        <svg:title/>
        <svg:desc/>
      </draw:frame>
    </style:master-page>
    <style:master-page style:name="Master1-Layout6-titleOnly-Title-Only" style:page-layout-name="pageLayout1" draw:style-name="a305">
      <draw:g draw:name="Group 1" draw:id="id94">
        <svg:title/>
        <svg:desc/>
        <draw:custom-shape svg:x="0in" svg:y="0in" svg:width="13.33333in" svg:height="7.5in" draw:id="id100" draw:layer="Master1-bg" draw:style-name="a324" draw:name="Rectangle 5">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01" draw:layer="Master1-bg" draw:style-name="a326" draw:name="Oval 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02" draw:layer="Master1-bg" draw:style-name="a328" draw:name="Oval 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3" draw:layer="Master1-bg" draw:style-name="a330"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04" draw:layer="Master1-bg" draw:style-name="a332"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05" draw:layer="Master1-bg" draw:style-name="a334"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06" draw:layer="Master1-bg" draw:style-name="a33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07" draw:layer="Master1-bg" draw:style-name="a33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08" draw:layer="Master1-bg" draw:style-name="a33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95" draw:layer="Master1-bg" draw:style-name="a306" draw:name="Rectangle 15">
        <svg:title/>
        <svg:desc/>
        <draw:enhanced-geometry xmlns:dr3d="urn:oasis:names:tc:opendocument:xmlns:dr3d:1.0" draw:type="non-primitive" svg:viewBox="0 0 21600 21600" draw:enhanced-path="M 0 0 L 21600 0 21600 21600 0 21600 Z N"/>
      </draw:custom-shape>
      <draw:frame draw:id="id96" presentation:style-name="a310" draw:name="Title 1" svg:x="1.26307in" svg:y="1.06482in" svg:width="9.5816in" svg:height="0.7731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97" presentation:style-name="a315" draw:name="Date Placeholder 2" svg:x="11.65038in" svg:y="6.9902in" svg:width="1.08333in" svg:height="0.33333in" presentation:class="date-time" presentation:placeholder="false">
        <draw:text-box>
          <text:p text:style-name="a314" text:class-names="" text:cond-style-name=""><text:span text:style-name="a311" text:class-names=""><text:date text:fixed="false" style:data-style-name="a312"/></text:span><text:span text:style-name="a313" text:class-names=""/></text:p>
        </draw:text-box>
        <svg:title/>
        <svg:desc/>
      </draw:frame>
      <draw:frame draw:id="id98" presentation:style-name="a318" draw:name="Footer Placeholder 3" svg:x="0.61364in" svg:y="6.9902in" svg:width="4.22112in" svg:height="0.33333in" presentation:class="footer" presentation:placeholder="false">
        <draw:text-box>
          <text:p text:style-name="a317" text:class-names="" text:cond-style-name=""><text:span text:style-name="a316" text:class-names=""/></text:p>
        </draw:text-box>
        <svg:title/>
        <svg:desc/>
      </draw:frame>
      <draw:frame draw:id="id99" presentation:style-name="a322" draw:name="Slide Number Placeholder 4" svg:x="11.32168in" svg:y="0.32341in" svg:width="0.91667in" svg:height="0.83955in" presentation:class="page-number" presentation:placeholder="false">
        <draw:text-box>
          <text:p text:style-name="a321" text:class-names="" text:cond-style-name=""><text:span text:style-name="a319" text:class-names=""><text:page-number style:num-format="1" text:fixed="false"/></text:span><text:span text:style-name="a320" text:class-names=""/></text:p>
        </draw:text-box>
        <svg:title/>
        <svg:desc/>
      </draw:frame>
    </style:master-page>
    <style:master-page style:name="Master1-Layout7-blank-Blank" style:page-layout-name="pageLayout1" draw:style-name="a338">
      <draw:frame draw:id="id109" presentation:style-name="a343" draw:name="Date Placeholder 1" svg:x="11.65038in" svg:y="6.9902in" svg:width="1.08333in" svg:height="0.33333in" presentation:class="date-time" presentation:placeholder="false">
        <draw:text-box>
          <text:p text:style-name="a342" text:class-names="" text:cond-style-name=""><text:span text:style-name="a339" text:class-names=""><text:date text:fixed="false" style:data-style-name="a340"/></text:span><text:span text:style-name="a341" text:class-names=""/></text:p>
        </draw:text-box>
        <svg:title/>
        <svg:desc/>
      </draw:frame>
      <draw:frame draw:id="id110" presentation:style-name="a346" draw:name="Footer Placeholder 2" svg:x="0.61364in" svg:y="6.9902in" svg:width="4.22112in" svg:height="0.33333in" presentation:class="footer" presentation:placeholder="false">
        <draw:text-box>
          <text:p text:style-name="a345" text:class-names="" text:cond-style-name=""><text:span text:style-name="a344" text:class-names=""/></text:p>
        </draw:text-box>
        <svg:title/>
        <svg:desc/>
      </draw:frame>
      <draw:custom-shape svg:x="11.41493in" svg:y="0in" svg:width="0.75in" svg:height="1.25in" draw:id="id111" draw:style-name="a347" draw:name="Rectangle 6">
        <svg:title/>
        <svg:desc/>
        <draw:enhanced-geometry xmlns:dr3d="urn:oasis:names:tc:opendocument:xmlns:dr3d:1.0" draw:type="non-primitive" svg:viewBox="0 0 21600 21600" draw:enhanced-path="M 0 0 L 21600 0 21600 21600 0 21600 Z N"/>
      </draw:custom-shape>
      <draw:frame draw:id="id112" presentation:style-name="a351" draw:name="Slide Number Placeholder 3" svg:x="11.32168in" svg:y="0.32341in" svg:width="0.91667in" svg:height="0.83955in" presentation:class="page-number" presentation:placeholder="false">
        <draw:text-box>
          <text:p text:style-name="a350" text:class-names="" text:cond-style-name=""><text:span text:style-name="a348" text:class-names=""><text:page-number style:num-format="1" text:fixed="false"/></text:span><text:span text:style-name="a349" text:class-names=""/></text:p>
        </draw:text-box>
        <svg:title/>
        <svg:desc/>
      </draw:frame>
    </style:master-page>
    <style:master-page style:name="Master1-Layout8-objTx-Content-with-Caption" style:page-layout-name="pageLayout1" draw:style-name="a352">
      <draw:g draw:name="Group 8" draw:id="id113">
        <svg:title/>
        <svg:desc/>
        <draw:custom-shape svg:x="0in" svg:y="0in" svg:width="13.33333in" svg:height="7.5in" draw:id="id121" draw:style-name="a392"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22" draw:style-name="a39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23" draw:style-name="a39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24" draw:style-name="a39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25" draw:style-name="a40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6" draw:style-name="a402"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127" draw:style-name="a403"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28" draw:style-name="a404"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29" draw:style-name="a405"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0" draw:style-name="a40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14" presentation:style-name="a356" draw:name="Title 1" svg:x="1.26307in" svg:y="1.41667in" svg:width="3.05463in" svg:height="1.75in" presentation:class="title" presentation:placeholder="false">
        <draw:text-box>
          <text:p text:style-name="a355" text:class-names="" text:cond-style-name=""><text:span text:style-name="a353" text:class-names="">Click to edit Master title style</text:span><text:span text:style-name="a354" text:class-names=""/></text:p>
        </draw:text-box>
        <svg:title/>
        <svg:desc/>
      </draw:frame>
      <draw:frame draw:id="id115" presentation:style-name="a373" draw:name="Content Placeholder 2" svg:x="6.32234in" svg:y="1.58333in" svg:width="5.67593in" svg:height="5in" presentation:class="object" presentation:placeholder="false">
        <draw:text-box>
          <text:list text:style-name="a359">
            <text:list-item>
              <text:p text:style-name="a358" text:class-names="" text:cond-style-name=""><text:span text:style-name="a357" text:class-names="">Click to edit Master text styles</text:span></text:p>
            </text:list-item>
          </text:list>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Fifth level</text:span><text:span text:style-name="a370" text:class-names=""/></text:p>
                            </text:list-item>
                          </text:list>
                        </text:list-item>
                      </text:list>
                    </text:list-item>
                  </text:list>
                </text:list-item>
              </text:list>
            </text:list-item>
          </text:list>
        </draw:text-box>
        <svg:title/>
        <svg:desc/>
      </draw:frame>
      <draw:frame draw:id="id116" presentation:style-name="a377" draw:name="Text Placeholder 3" svg:x="1.26307in" svg:y="3.42222in" svg:width="3.05463in" svg:height="3.16667in" presentation:class="outline" presentation:placeholder="false">
        <draw:text-box>
          <text:list text:style-name="a376">
            <text:list-item>
              <text:p text:style-name="a375" text:class-names="" text:cond-style-name=""><text:span text:style-name="a374" text:class-names="">Click to edit Master text styles</text:span></text:p>
            </text:list-item>
          </text:list>
        </draw:text-box>
        <svg:title/>
        <svg:desc/>
      </draw:frame>
      <draw:frame draw:id="id117" presentation:style-name="a382" draw:name="Date Placeholder 4" svg:x="11.65038in" svg:y="6.9902in" svg:width="1.08333in" svg:height="0.33333in" presentation:class="date-time" presentation:placeholder="false">
        <draw:text-box>
          <text:p text:style-name="a381" text:class-names="" text:cond-style-name=""><text:span text:style-name="a378" text:class-names=""><text:date text:fixed="false" style:data-style-name="a379"/></text:span><text:span text:style-name="a380" text:class-names=""/></text:p>
        </draw:text-box>
        <svg:title/>
        <svg:desc/>
      </draw:frame>
      <draw:frame draw:id="id118" presentation:style-name="a385" draw:name="Footer Placeholder 5" svg:x="0.61364in" svg:y="6.9902in" svg:width="4.22112in" svg:height="0.33333in" presentation:class="footer" presentation:placeholder="false">
        <draw:text-box>
          <text:p text:style-name="a384" text:class-names="" text:cond-style-name=""><text:span text:style-name="a383" text:class-names=""/></text:p>
        </draw:text-box>
        <svg:title/>
        <svg:desc/>
      </draw:frame>
      <draw:custom-shape svg:x="11.41493in" svg:y="0in" svg:width="0.75in" svg:height="1.25in" draw:id="id119" draw:style-name="a386" draw:name="Rectangle 15">
        <svg:title/>
        <svg:desc/>
        <draw:enhanced-geometry xmlns:dr3d="urn:oasis:names:tc:opendocument:xmlns:dr3d:1.0" draw:type="non-primitive" svg:viewBox="0 0 21600 21600" draw:enhanced-path="M 0 0 L 21600 0 21600 21600 0 21600 Z N"/>
      </draw:custom-shape>
      <draw:frame draw:id="id120" presentation:style-name="a390" draw:name="Slide Number Placeholder 6" svg:x="11.32168in" svg:y="0.32341in" svg:width="0.91667in" svg:height="0.83955in" presentation:class="page-number" presentation:placeholder="false">
        <draw:text-box>
          <text:p text:style-name="a389" text:class-names="" text:cond-style-name=""><text:span text:style-name="a387" text:class-names=""><text:page-number style:num-format="1" text:fixed="false"/></text:span><text:span text:style-name="a388" text:class-names=""/></text:p>
        </draw:text-box>
        <svg:title/>
        <svg:desc/>
      </draw:frame>
    </style:master-page>
    <style:master-page style:name="Master1-Layout9-picTx-Picture-with-Caption" style:page-layout-name="pageLayout1" draw:style-name="a407">
      <draw:g draw:name="Group 8" draw:id="id131">
        <svg:title/>
        <svg:desc/>
        <draw:custom-shape svg:x="0in" svg:y="0in" svg:width="13.33333in" svg:height="7.5in" draw:id="id139" draw:style-name="a434"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0" draw:style-name="a43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41" draw:style-name="a43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42" draw:style-name="a44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43" draw:style-name="a44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44" draw:style-name="a444"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45" draw:style-name="a445"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46" draw:style-name="a446"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47" draw:style-name="a447"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48" draw:style-name="a44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2" presentation:style-name="a411" draw:name="Title 1" svg:x="1.26307in" svg:y="1.85185in" svg:width="4.22696in" svg:height="1.89815in" presentation:class="title" presentation:placeholder="false">
        <draw:text-box>
          <text:p text:style-name="a410" text:class-names="" text:cond-style-name=""><text:span text:style-name="a408" text:class-names="">Click to edit Master title style</text:span><text:span text:style-name="a409" text:class-names=""/></text:p>
        </draw:text-box>
        <svg:title/>
        <svg:desc/>
      </draw:frame>
      <draw:frame draw:id="id133" presentation:style-name="a415" draw:name="Picture Placeholder 2" svg:x="7.16084in" svg:y="1.25in" svg:width="3.5293in" svg:height="5in" presentation:class="graphic" presentation:placeholder="false">
        <draw:text-box>
          <text:p text:style-name="a414" text:class-names="" text:cond-style-name=""><text:span text:style-name="a412" text:class-names="">Click icon to add picture</text:span><text:span text:style-name="a413" text:class-names=""/></text:p>
        </draw:text-box>
        <svg:title/>
        <svg:desc/>
      </draw:frame>
      <draw:frame draw:id="id134" presentation:style-name="a419" draw:name="Text Placeholder 3" svg:x="1.26307in" svg:y="4in" svg:width="4.22049in" svg:height="1.5in" presentation:class="outline" presentation:placeholder="false">
        <draw:text-box>
          <text:list text:style-name="a418">
            <text:list-item>
              <text:p text:style-name="a417" text:class-names="" text:cond-style-name=""><text:span text:style-name="a416" text:class-names="">Click to edit Master text styles</text:span></text:p>
            </text:list-item>
          </text:list>
        </draw:text-box>
        <svg:title/>
        <svg:desc/>
      </draw:frame>
      <draw:frame draw:id="id135" presentation:style-name="a424" draw:name="Date Placeholder 4" svg:x="11.65038in" svg:y="6.9902in" svg:width="1.08333in" svg:height="0.33333in" presentation:class="date-time" presentation:placeholder="false">
        <draw:text-box>
          <text:p text:style-name="a423" text:class-names="" text:cond-style-name=""><text:span text:style-name="a420" text:class-names=""><text:date text:fixed="false" style:data-style-name="a421"/></text:span><text:span text:style-name="a422" text:class-names=""/></text:p>
        </draw:text-box>
        <svg:title/>
        <svg:desc/>
      </draw:frame>
      <draw:frame draw:id="id136" presentation:style-name="a427" draw:name="Footer Placeholder 5" svg:x="0.61364in" svg:y="6.9902in" svg:width="4.22112in" svg:height="0.33333in" presentation:class="footer" presentation:placeholder="false">
        <draw:text-box>
          <text:p text:style-name="a426" text:class-names="" text:cond-style-name=""><text:span text:style-name="a425" text:class-names=""/></text:p>
        </draw:text-box>
        <svg:title/>
        <svg:desc/>
      </draw:frame>
      <draw:custom-shape svg:x="11.41493in" svg:y="0in" svg:width="0.75in" svg:height="1.25in" draw:id="id137" draw:style-name="a428" draw:name="Rectangle 15">
        <svg:title/>
        <svg:desc/>
        <draw:enhanced-geometry xmlns:dr3d="urn:oasis:names:tc:opendocument:xmlns:dr3d:1.0" draw:type="non-primitive" svg:viewBox="0 0 21600 21600" draw:enhanced-path="M 0 0 L 21600 0 21600 21600 0 21600 Z N"/>
      </draw:custom-shape>
      <draw:frame draw:id="id138" presentation:style-name="a432" draw:name="Slide Number Placeholder 6" svg:x="11.32168in" svg:y="0.32341in" svg:width="0.91667in" svg:height="0.83955in" presentation:class="page-number" presentation:placeholder="false">
        <draw:text-box>
          <text:p text:style-name="a431" text:class-names="" text:cond-style-name=""><text:span text:style-name="a429" text:class-names=""><text:page-number style:num-format="1" text:fixed="false"/></text:span><text:span text:style-name="a430" text:class-names=""/></text:p>
        </draw:text-box>
        <svg:title/>
        <svg:desc/>
      </draw:frame>
    </style:master-page>
    <style:master-page style:name="Master1-Layout10-cust-Panoramic-Picture-with-Caption" style:page-layout-name="pageLayout1" draw:style-name="a449">
      <draw:g draw:name="Group 7" draw:id="id149">
        <svg:title/>
        <svg:desc/>
        <draw:custom-shape svg:x="0in" svg:y="0in" svg:width="13.33333in" svg:height="7.5in" draw:id="id168" draw:layer="Master1-bg" draw:style-name="a492" draw:name="Rectangle 9">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9" draw:layer="Master1-bg" draw:style-name="a494"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70" draw:layer="Master1-bg" draw:style-name="a496"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71" draw:layer="Master1-bg" draw:style-name="a498"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72" draw:layer="Master1-bg" draw:style-name="a500"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73" draw:layer="Master1-bg" draw:style-name="a502"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4" draw:layer="Master1-bg" draw:style-name="a503"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75" draw:layer="Master1-bg" draw:style-name="a504"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76" draw:layer="Master1-bg" draw:style-name="a50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150" draw:layer="Master1-bg" draw:style-name="a450" draw:name="Rectangle 28">
        <svg:title/>
        <svg:desc/>
        <draw:enhanced-geometry xmlns:dr3d="urn:oasis:names:tc:opendocument:xmlns:dr3d:1.0" draw:type="non-primitive" svg:viewBox="0 0 21600 21600" draw:enhanced-path="M 0 0 L 21600 0 21600 21600 0 21600 Z N"/>
      </draw:custom-shape>
      <draw:g draw:name="Group 8" draw:id="id151">
        <svg:title/>
        <svg:desc/>
        <draw:custom-shape svg:x="0in" svg:y="0in" svg:width="13.33333in" svg:height="7.5in" draw:id="id159" draw:style-name="a477"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0" draw:style-name="a479"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1" draw:style-name="a481"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2" draw:style-name="a483"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3" draw:style-name="a485"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64" draw:style-name="a487"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65" draw:style-name="a488"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66" draw:style-name="a489"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67" draw:style-name="a49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2" presentation:style-name="a454" draw:name="Title 1" svg:x="1.26307in" svg:y="5.43518in" svg:width="9.65186in" svg:height="0.61979in" presentation:class="title" presentation:placeholder="false">
        <draw:text-box>
          <text:p text:style-name="a453" text:class-names="" text:cond-style-name=""><text:span text:style-name="a451" text:class-names="">Click to edit Master title style</text:span><text:span text:style-name="a452" text:class-names=""/></text:p>
        </draw:text-box>
        <svg:title/>
        <svg:desc/>
      </draw:frame>
      <draw:frame draw:id="id153" presentation:style-name="a458" draw:name="Picture Placeholder 2" svg:x="1.26307in" svg:y="0.75in" svg:width="9.65186in" svg:height="3.75in" presentation:class="graphic" presentation:placeholder="false">
        <draw:text-box>
          <text:p text:style-name="a457" text:class-names="" text:cond-style-name=""><text:span text:style-name="a455" text:class-names="">Click icon to add picture</text:span><text:span text:style-name="a456" text:class-names=""/></text:p>
        </draw:text-box>
        <svg:title/>
        <svg:desc/>
      </draw:frame>
      <draw:frame draw:id="id154" presentation:style-name="a462" draw:name="Text Placeholder 3" svg:x="1.26307in" svg:y="6.05497in" svg:width="9.65186in" svg:height="0.53993in" presentation:class="outline" presentation:placeholder="false">
        <draw:text-box>
          <text:list text:style-name="a461">
            <text:list-item>
              <text:p text:style-name="a460" text:class-names="" text:cond-style-name=""><text:span text:style-name="a459" text:class-names="">Click to edit Master text styles</text:span></text:p>
            </text:list-item>
          </text:list>
        </draw:text-box>
        <svg:title/>
        <svg:desc/>
      </draw:frame>
      <draw:frame draw:id="id155" presentation:style-name="a467" draw:name="Date Placeholder 4" svg:x="11.65038in" svg:y="6.9902in" svg:width="1.08333in" svg:height="0.33333in" presentation:class="date-time" presentation:placeholder="false">
        <draw:text-box>
          <text:p text:style-name="a466" text:class-names="" text:cond-style-name=""><text:span text:style-name="a463" text:class-names=""><text:date text:fixed="false" style:data-style-name="a464"/></text:span><text:span text:style-name="a465" text:class-names=""/></text:p>
        </draw:text-box>
        <svg:title/>
        <svg:desc/>
      </draw:frame>
      <draw:frame draw:id="id156" presentation:style-name="a470" draw:name="Footer Placeholder 5" svg:x="0.61364in" svg:y="6.9902in" svg:width="4.22112in" svg:height="0.33333in" presentation:class="footer" presentation:placeholder="false">
        <draw:text-box>
          <text:p text:style-name="a469" text:class-names="" text:cond-style-name=""><text:span text:style-name="a468" text:class-names=""/></text:p>
        </draw:text-box>
        <svg:title/>
        <svg:desc/>
      </draw:frame>
      <draw:custom-shape svg:x="11.41493in" svg:y="0in" svg:width="0.75in" svg:height="1.25in" draw:id="id157" draw:style-name="a471" draw:name="Rectangle 15">
        <svg:title/>
        <svg:desc/>
        <draw:enhanced-geometry xmlns:dr3d="urn:oasis:names:tc:opendocument:xmlns:dr3d:1.0" draw:type="non-primitive" svg:viewBox="0 0 21600 21600" draw:enhanced-path="M 0 0 L 21600 0 21600 21600 0 21600 Z N"/>
      </draw:custom-shape>
      <draw:frame draw:id="id158" presentation:style-name="a475" draw:name="Slide Number Placeholder 6" svg:x="11.32168in" svg:y="0.32341in" svg:width="0.91667in" svg:height="0.83955in" presentation:class="page-number" presentation:placeholder="false">
        <draw:text-box>
          <text:p text:style-name="a474" text:class-names="" text:cond-style-name=""><text:span text:style-name="a472" text:class-names=""><text:page-number style:num-format="1" text:fixed="false"/></text:span><text:span text:style-name="a473" text:class-names=""/></text:p>
        </draw:text-box>
        <svg:title/>
        <svg:desc/>
      </draw:frame>
    </style:master-page>
    <style:master-page style:name="Master1-Layout11-cust-Title-and-Caption" style:page-layout-name="pageLayout1" draw:style-name="a506">
      <draw:g draw:name="Group 6" draw:id="id177">
        <svg:title/>
        <svg:desc/>
        <draw:custom-shape svg:x="0in" svg:y="0in" svg:width="13.33333in" svg:height="7.5in" draw:id="id184" draw:style-name="a529"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85" draw:style-name="a531"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86" draw:style-name="a533"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87" draw:style-name="a53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88" draw:style-name="a537"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89" draw:style-name="a539"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90" draw:style-name="a540"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91" draw:style-name="a541"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92" draw:style-name="a542"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8" presentation:style-name="a510" draw:name="Title 1" svg:x="1.25634in" svg:y="1.16297in" svg:width="9.65859in" svg:height="1.50152in" presentation:class="title" presentation:placeholder="false">
        <draw:text-box>
          <text:p text:style-name="a509" text:class-names="" text:cond-style-name=""><text:span text:style-name="a507" text:class-names="">Click to edit Master title style</text:span><text:span text:style-name="a508" text:class-names=""/></text:p>
        </draw:text-box>
        <svg:title/>
        <svg:desc/>
      </draw:frame>
      <draw:frame draw:id="id179" presentation:style-name="a514" draw:name="Text Placeholder 3" svg:x="1.26307in" svg:y="3.875in" svg:width="9.65186in" svg:height="2.70833in" presentation:class="outline" presentation:placeholder="false">
        <draw:text-box>
          <text:list text:style-name="a513">
            <text:list-item>
              <text:p text:style-name="a512" text:class-names="" text:cond-style-name=""><text:span text:style-name="a511" text:class-names="">Click to edit Master text styles</text:span></text:p>
            </text:list-item>
          </text:list>
        </draw:text-box>
        <svg:title/>
        <svg:desc/>
      </draw:frame>
      <draw:frame draw:id="id180" presentation:style-name="a519" draw:name="Date Placeholder 3" svg:x="11.65038in" svg:y="6.9902in" svg:width="1.08333in" svg:height="0.33333in" presentation:class="date-time" presentation:placeholder="false">
        <draw:text-box>
          <text:p text:style-name="a518" text:class-names="" text:cond-style-name=""><text:span text:style-name="a515" text:class-names=""><text:date text:fixed="false" style:data-style-name="a516"/></text:span><text:span text:style-name="a517" text:class-names=""/></text:p>
        </draw:text-box>
        <svg:title/>
        <svg:desc/>
      </draw:frame>
      <draw:frame draw:id="id181" presentation:style-name="a522" draw:name="Footer Placeholder 4" svg:x="0.61364in" svg:y="6.9902in" svg:width="4.22112in" svg:height="0.33333in" presentation:class="footer" presentation:placeholder="false">
        <draw:text-box>
          <text:p text:style-name="a521" text:class-names="" text:cond-style-name=""><text:span text:style-name="a520" text:class-names=""/></text:p>
        </draw:text-box>
        <svg:title/>
        <svg:desc/>
      </draw:frame>
      <draw:custom-shape svg:x="11.41493in" svg:y="0in" svg:width="0.75in" svg:height="1.25in" draw:id="id182" draw:style-name="a523" draw:name="Rectangle 12">
        <svg:title/>
        <svg:desc/>
        <draw:enhanced-geometry xmlns:dr3d="urn:oasis:names:tc:opendocument:xmlns:dr3d:1.0" draw:type="non-primitive" svg:viewBox="0 0 21600 21600" draw:enhanced-path="M 0 0 L 21600 0 21600 21600 0 21600 Z N"/>
      </draw:custom-shape>
      <draw:frame draw:id="id183" presentation:style-name="a527" draw:name="Slide Number Placeholder 5" svg:x="11.32168in" svg:y="0.32341in" svg:width="0.91667in" svg:height="0.83955in" presentation:class="page-number" presentation:placeholder="false">
        <draw:text-box>
          <text:p text:style-name="a526" text:class-names="" text:cond-style-name=""><text:span text:style-name="a524" text:class-names=""><text:page-number style:num-format="1" text:fixed="false"/></text:span><text:span text:style-name="a525" text:class-names=""/></text:p>
        </draw:text-box>
        <svg:title/>
        <svg:desc/>
      </draw:frame>
    </style:master-page>
    <style:master-page style:name="Master1-Layout12-cust-Quote-with-Caption" style:page-layout-name="pageLayout1" draw:style-name="a543">
      <draw:g draw:name="Group 2" draw:id="id193">
        <svg:title/>
        <svg:desc/>
        <draw:custom-shape svg:x="0in" svg:y="0in" svg:width="13.33333in" svg:height="7.5in" draw:id="id203" draw:style-name="a576"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04" draw:style-name="a57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05" draw:style-name="a580"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06" draw:style-name="a582"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07" draw:style-name="a584"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08" draw:style-name="a586"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09" draw:style-name="a587"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10" draw:style-name="a588"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11" draw:style-name="a589"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94" draw:style-name="a546" draw:name="TextBox 15" svg:x="0.96409in" svg:y="0.66419in" svg:width="0.87698in" svg:height="1.7166in">
        <draw:text-box>
          <text:p text:style-name="a545" text:class-names="" text:cond-style-name=""><text:span text:style-name="a544" text:class-names="">“</text:span></text:p>
        </draw:text-box>
        <svg:title/>
        <svg:desc/>
      </draw:frame>
      <draw:frame draw:id="id195" draw:style-name="a549" draw:name="TextBox 12" svg:x="10.80977in" svg:y="2.85847in" svg:width="0.71387in" svg:height="1.7166in">
        <draw:text-box>
          <text:p text:style-name="a548" text:class-names="" text:cond-style-name=""><text:span text:style-name="a547" text:class-names="">”</text:span></text:p>
        </draw:text-box>
        <svg:title/>
        <svg:desc/>
      </draw:frame>
      <draw:frame draw:id="id196" presentation:style-name="a553" draw:name="Title 1" svg:x="1.72996in" svg:y="1.07407in" svg:width="9.2453in" svg:height="2.94907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197" presentation:style-name="a557" draw:name="Text Placeholder 3" svg:x="2.12811in" svg:y="4.02315in" svg:width="8.45496in" svg:height="0.37421in" presentation:class="outline" presentation:placeholder="false">
        <draw:text-box>
          <text:list text:style-name="a556">
            <text:list-item>
              <text:p text:style-name="a555" text:class-names="" text:cond-style-name=""><text:span text:style-name="a554" text:class-names="">Click to edit Master text styles</text:span></text:p>
            </text:list-item>
          </text:list>
        </draw:text-box>
        <svg:title/>
        <svg:desc/>
      </draw:frame>
      <draw:frame draw:id="id198" presentation:style-name="a561" draw:name="Text Placeholder 3" svg:x="1.26307in" svg:y="5.5in" svg:width="10.11034in" svg:height="1.09127in" presentation:class="outline" presentation:placeholder="false">
        <draw:text-box>
          <text:list text:style-name="a560">
            <text:list-item>
              <text:p text:style-name="a559" text:class-names="" text:cond-style-name=""><text:span text:style-name="a558" text:class-names="">Click to edit Master text styles</text:span></text:p>
            </text:list-item>
          </text:list>
        </draw:text-box>
        <svg:title/>
        <svg:desc/>
      </draw:frame>
      <draw:frame draw:id="id199" presentation:style-name="a566" draw:name="Date Placeholder 3" svg:x="11.65038in" svg:y="6.9902in" svg:width="1.08333in" svg:height="0.33333in" presentation:class="date-time" presentation:placeholder="false">
        <draw:text-box>
          <text:p text:style-name="a565" text:class-names="" text:cond-style-name=""><text:span text:style-name="a562" text:class-names=""><text:date text:fixed="false" style:data-style-name="a563"/></text:span><text:span text:style-name="a564" text:class-names=""/></text:p>
        </draw:text-box>
        <svg:title/>
        <svg:desc/>
      </draw:frame>
      <draw:frame draw:id="id200" presentation:style-name="a569" draw:name="Footer Placeholder 4" svg:x="0.61364in" svg:y="6.9902in" svg:width="4.22112in" svg:height="0.33333in" presentation:class="footer" presentation:placeholder="false">
        <draw:text-box>
          <text:p text:style-name="a568" text:class-names="" text:cond-style-name=""><text:span text:style-name="a567" text:class-names=""/></text:p>
        </draw:text-box>
        <svg:title/>
        <svg:desc/>
      </draw:frame>
      <draw:custom-shape svg:x="11.41493in" svg:y="0in" svg:width="0.75in" svg:height="1.25in" draw:id="id201" draw:style-name="a570" draw:name="Rectangle 18">
        <svg:title/>
        <svg:desc/>
        <draw:enhanced-geometry xmlns:dr3d="urn:oasis:names:tc:opendocument:xmlns:dr3d:1.0" draw:type="non-primitive" svg:viewBox="0 0 21600 21600" draw:enhanced-path="M 0 0 L 21600 0 21600 21600 0 21600 Z N"/>
      </draw:custom-shape>
      <draw:frame draw:id="id202" presentation:style-name="a574" draw:name="Slide Number Placeholder 5" svg:x="11.32168in" svg:y="0.32341in" svg:width="0.91667in" svg:height="0.83955in" presentation:class="page-number" presentation:placeholder="false">
        <draw:text-box>
          <text:p text:style-name="a573" text:class-names="" text:cond-style-name=""><text:span text:style-name="a571" text:class-names=""><text:page-number style:num-format="1" text:fixed="false"/></text:span><text:span text:style-name="a572" text:class-names=""/></text:p>
        </draw:text-box>
        <svg:title/>
        <svg:desc/>
      </draw:frame>
    </style:master-page>
    <style:master-page style:name="Master1-Layout13-cust-Name-Card" style:page-layout-name="pageLayout1" draw:style-name="a590">
      <draw:g draw:name="Group 8" draw:id="id212">
        <svg:title/>
        <svg:desc/>
        <draw:custom-shape svg:x="0in" svg:y="0in" svg:width="13.33333in" svg:height="7.5in" draw:id="id219" draw:style-name="a613"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20" draw:style-name="a61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21" draw:style-name="a61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22" draw:style-name="a619"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23" draw:style-name="a621"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24" draw:style-name="a623"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25" draw:style-name="a624"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226" draw:style-name="a625"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27" draw:style-name="a62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13" presentation:style-name="a594" draw:name="Title 1" svg:x="1.26307in" svg:y="2.59259in" svg:width="9.65186in" svg:height="1.99313in" presentation:class="title" presentation:placeholder="false">
        <draw:text-box>
          <text:p text:style-name="a593" text:class-names="" text:cond-style-name=""><text:span text:style-name="a591" text:class-names="">Click to edit Master title style</text:span><text:span text:style-name="a592" text:class-names=""/></text:p>
        </draw:text-box>
        <svg:title/>
        <svg:desc/>
      </draw:frame>
      <draw:frame draw:id="id214" presentation:style-name="a598" draw:name="Text Placeholder 2" svg:x="1.26307in" svg:y="5.49537in" svg:width="9.65186in" svg:height="0.94094in" presentation:class="outline" presentation:placeholder="false">
        <draw:text-box>
          <text:list text:style-name="a597">
            <text:list-item>
              <text:p text:style-name="a596" text:class-names="" text:cond-style-name=""><text:span text:style-name="a595" text:class-names="">Click to edit Master text styles</text:span></text:p>
            </text:list-item>
          </text:list>
        </draw:text-box>
        <svg:title/>
        <svg:desc/>
      </draw:frame>
      <draw:frame draw:id="id215" presentation:style-name="a603" draw:name="Date Placeholder 3" svg:x="11.65038in" svg:y="6.9902in" svg:width="1.08333in" svg:height="0.33333in" presentation:class="date-time" presentation:placeholder="false">
        <draw:text-box>
          <text:p text:style-name="a602" text:class-names="" text:cond-style-name=""><text:span text:style-name="a599" text:class-names=""><text:date text:fixed="false" style:data-style-name="a600"/></text:span><text:span text:style-name="a601" text:class-names=""/></text:p>
        </draw:text-box>
        <svg:title/>
        <svg:desc/>
      </draw:frame>
      <draw:frame draw:id="id216" presentation:style-name="a606" draw:name="Footer Placeholder 4" svg:x="0.61364in" svg:y="6.9902in" svg:width="4.22112in" svg:height="0.33333in" presentation:class="footer" presentation:placeholder="false">
        <draw:text-box>
          <text:p text:style-name="a605" text:class-names="" text:cond-style-name=""><text:span text:style-name="a604" text:class-names=""/></text:p>
        </draw:text-box>
        <svg:title/>
        <svg:desc/>
      </draw:frame>
      <draw:custom-shape svg:x="11.41493in" svg:y="0in" svg:width="0.75in" svg:height="1.25in" draw:id="id217" draw:style-name="a607" draw:name="Rectangle 13">
        <svg:title/>
        <svg:desc/>
        <draw:enhanced-geometry xmlns:dr3d="urn:oasis:names:tc:opendocument:xmlns:dr3d:1.0" draw:type="non-primitive" svg:viewBox="0 0 21600 21600" draw:enhanced-path="M 0 0 L 21600 0 21600 21600 0 21600 Z N"/>
      </draw:custom-shape>
      <draw:frame draw:id="id218" presentation:style-name="a611" draw:name="Slide Number Placeholder 5" svg:x="11.32168in" svg:y="0.32341in" svg:width="0.91667in" svg:height="0.83955in" presentation:class="page-number" presentation:placeholder="false">
        <draw:text-box>
          <text:p text:style-name="a610" text:class-names="" text:cond-style-name=""><text:span text:style-name="a608" text:class-names=""><text:page-number style:num-format="1" text:fixed="false"/></text:span><text:span text:style-name="a609" text:class-names=""/></text:p>
        </draw:text-box>
        <svg:title/>
        <svg:desc/>
      </draw:frame>
    </style:master-page>
    <style:master-page style:name="Master1-Layout14-cust-3-Column" style:page-layout-name="pageLayout1" draw:style-name="a627">
      <draw:g draw:name="Group 3" draw:id="id228">
        <svg:title/>
        <svg:desc/>
        <draw:custom-shape svg:x="0in" svg:y="0in" svg:width="13.33333in" svg:height="7.5in" draw:id="id242" draw:layer="Master1-bg" draw:style-name="a672" draw:name="Rectangle 5">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43" draw:layer="Master1-bg" draw:style-name="a674"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44" draw:layer="Master1-bg" draw:style-name="a676"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45" draw:layer="Master1-bg" draw:style-name="a678"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46" draw:layer="Master1-bg" draw:style-name="a680"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47" draw:layer="Master1-bg" draw:style-name="a682"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48" draw:layer="Master1-bg" draw:style-name="a683"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49" draw:layer="Master1-bg" draw:style-name="a684"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50" draw:layer="Master1-bg" draw:style-name="a685"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29" draw:layer="Master1-bg" draw:style-name="a628" draw:name="Rectangle 23">
        <svg:title/>
        <svg:desc/>
        <draw:enhanced-geometry xmlns:dr3d="urn:oasis:names:tc:opendocument:xmlns:dr3d:1.0" draw:type="non-primitive" svg:viewBox="0 0 21600 21600" draw:enhanced-path="M 0 0 L 21600 0 21600 21600 0 21600 Z N"/>
      </draw:custom-shape>
      <draw:frame draw:id="id230" presentation:style-name="a632" draw:name="Title 1" svg:x="1.26307in" svg:y="1.06482in" svg:width="9.65186in" svg:height="0.77315in" presentation:class="title" presentation:placeholder="false">
        <draw:text-box>
          <text:p text:style-name="a631" text:class-names="" text:cond-style-name=""><text:span text:style-name="a629" text:class-names="">Click to edit Master title style</text:span><text:span text:style-name="a630" text:class-names=""/></text:p>
        </draw:text-box>
        <svg:title/>
        <svg:desc/>
      </draw:frame>
      <draw:frame draw:id="id231" presentation:style-name="a636" draw:name="Text Placeholder 2" svg:x="1.26307in" svg:y="2.84722in" svg:width="3.436in" svg:height="0.63021in" presentation:class="outline" presentation:placeholder="false">
        <draw:text-box>
          <text:list text:style-name="a635">
            <text:list-item>
              <text:p text:style-name="a634" text:class-names="" text:cond-style-name=""><text:span text:style-name="a633" text:class-names="">Click to edit Master text styles</text:span></text:p>
            </text:list-item>
          </text:list>
        </draw:text-box>
        <svg:title/>
        <svg:desc/>
      </draw:frame>
      <draw:frame draw:id="id232" presentation:style-name="a640" draw:name="Text Placeholder 3" svg:x="1.26307in" svg:y="3.47743in" svg:width="3.436in" svg:height="3.11384in" presentation:class="outline" presentation:placeholder="false">
        <draw:text-box>
          <text:list text:style-name="a639">
            <text:list-item>
              <text:p text:style-name="a638" text:class-names="" text:cond-style-name=""><text:span text:style-name="a637" text:class-names="">Click to edit Master text styles</text:span></text:p>
            </text:list-item>
          </text:list>
        </draw:text-box>
        <svg:title/>
        <svg:desc/>
      </draw:frame>
      <draw:frame draw:id="id233" presentation:style-name="a644" draw:name="Text Placeholder 4" svg:x="4.93517in" svg:y="2.84722in" svg:width="3.44161in" svg:height="0.63021in" presentation:class="outline" presentation:placeholder="false">
        <draw:text-box>
          <text:list text:style-name="a643">
            <text:list-item>
              <text:p text:style-name="a642" text:class-names="" text:cond-style-name=""><text:span text:style-name="a641" text:class-names="">Click to edit Master text styles</text:span></text:p>
            </text:list-item>
          </text:list>
        </draw:text-box>
        <svg:title/>
        <svg:desc/>
      </draw:frame>
      <draw:frame draw:id="id234" presentation:style-name="a648" draw:name="Text Placeholder 3" svg:x="4.93517in" svg:y="3.47743in" svg:width="3.44161in" svg:height="3.11384in" presentation:class="outline" presentation:placeholder="false">
        <draw:text-box>
          <text:list text:style-name="a647">
            <text:list-item>
              <text:p text:style-name="a646" text:class-names="" text:cond-style-name=""><text:span text:style-name="a645" text:class-names="">Click to edit Master text styles</text:span></text:p>
            </text:list-item>
          </text:list>
        </draw:text-box>
        <svg:title/>
        <svg:desc/>
      </draw:frame>
      <draw:frame draw:id="id235" presentation:style-name="a652" draw:name="Text Placeholder 4" svg:x="8.62657in" svg:y="2.84722in" svg:width="3.44021in" svg:height="0.63021in" presentation:class="outline" presentation:placeholder="false">
        <draw:text-box>
          <text:list text:style-name="a651">
            <text:list-item>
              <text:p text:style-name="a650" text:class-names="" text:cond-style-name=""><text:span text:style-name="a649" text:class-names="">Click to edit Master text styles</text:span></text:p>
            </text:list-item>
          </text:list>
        </draw:text-box>
        <svg:title/>
        <svg:desc/>
      </draw:frame>
      <draw:frame draw:id="id236" presentation:style-name="a656" draw:name="Text Placeholder 3" svg:x="8.62678in" svg:y="3.47743in" svg:width="3.44in" svg:height="3.11384in" presentation:class="outline" presentation:placeholder="false">
        <draw:text-box>
          <text:list text:style-name="a655">
            <text:list-item>
              <text:p text:style-name="a654" text:class-names="" text:cond-style-name=""><text:span text:style-name="a653" text:class-names="">Click to edit Master text styles</text:span></text:p>
            </text:list-item>
          </text:list>
        </draw:text-box>
        <svg:title/>
        <svg:desc/>
      </draw:frame>
      <draw:connector draw:type="line" svg:x1="4.81624in" svg:y1="2.81018in" svg:x2="4.81624in" svg:y2="6.62963in" draw:id="id237" draw:style-name="a657" draw:name="Straight Connector 16">
        <svg:title/>
        <svg:desc/>
      </draw:connector>
      <draw:connector draw:type="line" svg:x1="8.5in" svg:y1="2.81018in" svg:x2="8.5in" svg:y2="6.62963in" draw:id="id238" draw:style-name="a658" draw:name="Straight Connector 17">
        <svg:title/>
        <svg:desc/>
      </draw:connector>
      <draw:frame draw:id="id239" presentation:style-name="a663" draw:name="Date Placeholder 6" svg:x="11.65038in" svg:y="6.9902in" svg:width="1.08333in" svg:height="0.33333in" presentation:class="date-time" presentation:placeholder="false">
        <draw:text-box>
          <text:p text:style-name="a662" text:class-names="" text:cond-style-name=""><text:span text:style-name="a659" text:class-names=""><text:date text:fixed="false" style:data-style-name="a660"/></text:span><text:span text:style-name="a661" text:class-names=""/></text:p>
        </draw:text-box>
        <svg:title/>
        <svg:desc/>
      </draw:frame>
      <draw:frame draw:id="id240" presentation:style-name="a666" draw:name="Footer Placeholder 7" svg:x="0.61364in" svg:y="6.9902in" svg:width="4.22112in" svg:height="0.33333in" presentation:class="footer" presentation:placeholder="false">
        <draw:text-box>
          <text:p text:style-name="a665" text:class-names="" text:cond-style-name=""><text:span text:style-name="a664" text:class-names=""/></text:p>
        </draw:text-box>
        <svg:title/>
        <svg:desc/>
      </draw:frame>
      <draw:frame draw:id="id241" presentation:style-name="a670" draw:name="Slide Number Placeholder 8" svg:x="11.32168in" svg:y="0.32341in" svg:width="0.91667in" svg:height="0.83955in" presentation:class="page-number" presentation:placeholder="false">
        <draw:text-box>
          <text:p text:style-name="a669" text:class-names="" text:cond-style-name=""><text:span text:style-name="a667" text:class-names=""><text:page-number style:num-format="1" text:fixed="false"/></text:span><text:span text:style-name="a668" text:class-names=""/></text:p>
        </draw:text-box>
        <svg:title/>
        <svg:desc/>
      </draw:frame>
    </style:master-page>
    <style:master-page style:name="Master1-Layout15-cust-3-Picture-Column" style:page-layout-name="pageLayout1" draw:style-name="a686">
      <draw:g draw:name="Group 3" draw:id="id251">
        <svg:title/>
        <svg:desc/>
        <draw:custom-shape svg:x="0in" svg:y="0in" svg:width="13.33333in" svg:height="7.5in" draw:id="id268" draw:layer="Master1-bg" draw:style-name="a743" draw:name="Rectangle 5">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69" draw:layer="Master1-bg" draw:style-name="a745"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70" draw:layer="Master1-bg" draw:style-name="a747"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71" draw:layer="Master1-bg" draw:style-name="a749"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72" draw:layer="Master1-bg" draw:style-name="a751"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73" draw:layer="Master1-bg" draw:style-name="a753"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74" draw:layer="Master1-bg" draw:style-name="a754"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75" draw:layer="Master1-bg" draw:style-name="a755"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76" draw:layer="Master1-bg" draw:style-name="a75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52" draw:layer="Master1-bg" draw:style-name="a687" draw:name="Rectangle 19">
        <svg:title/>
        <svg:desc/>
        <draw:enhanced-geometry xmlns:dr3d="urn:oasis:names:tc:opendocument:xmlns:dr3d:1.0" draw:type="non-primitive" svg:viewBox="0 0 21600 21600" draw:enhanced-path="M 0 0 L 21600 0 21600 21600 0 21600 Z N"/>
      </draw:custom-shape>
      <draw:frame draw:id="id253" presentation:style-name="a691" draw:name="Title 1" svg:x="1.26307in" svg:y="1.06482in" svg:width="9.65186in" svg:height="0.77315in" presentation:class="title" presentation:placeholder="false">
        <draw:text-box>
          <text:p text:style-name="a690" text:class-names="" text:cond-style-name=""><text:span text:style-name="a688" text:class-names="">Click to edit Master title style</text:span><text:span text:style-name="a689" text:class-names=""/></text:p>
        </draw:text-box>
        <svg:title/>
        <svg:desc/>
      </draw:frame>
      <draw:frame draw:id="id254" presentation:style-name="a695" draw:name="Text Placeholder 2" svg:x="1.26307in" svg:y="4.95718in" svg:width="3.336in" svg:height="0.63021in" presentation:class="outline" presentation:placeholder="false">
        <draw:text-box>
          <text:list text:style-name="a694">
            <text:list-item>
              <text:p text:style-name="a693" text:class-names="" text:cond-style-name=""><text:span text:style-name="a692" text:class-names="">Click to edit Master text styles</text:span></text:p>
            </text:list-item>
          </text:list>
        </draw:text-box>
        <svg:title/>
        <svg:desc/>
      </draw:frame>
      <draw:frame draw:id="id255" presentation:style-name="a699" draw:name="Picture Placeholder 2" svg:x="1.45948in" svg:y="2.84722in" svg:width="2.94318in" svg:height="1.7405in" presentation:class="graphic" presentation:placeholder="false">
        <draw:text-box>
          <text:p text:style-name="a698" text:class-names="" text:cond-style-name=""><text:span text:style-name="a696" text:class-names="">Click icon to add picture</text:span><text:span text:style-name="a697" text:class-names=""/></text:p>
        </draw:text-box>
        <svg:title/>
        <svg:desc/>
      </draw:frame>
      <draw:frame draw:id="id256" presentation:style-name="a703" draw:name="Text Placeholder 3" svg:x="1.26307in" svg:y="5.58739in" svg:width="3.336in" svg:height="1.00388in" presentation:class="outline" presentation:placeholder="false">
        <draw:text-box>
          <text:list text:style-name="a702">
            <text:list-item>
              <text:p text:style-name="a701" text:class-names="" text:cond-style-name=""><text:span text:style-name="a700" text:class-names="">Click to edit Master text styles</text:span></text:p>
            </text:list-item>
          </text:list>
        </draw:text-box>
        <svg:title/>
        <svg:desc/>
      </draw:frame>
      <draw:frame draw:id="id257" presentation:style-name="a707" draw:name="Text Placeholder 4" svg:x="4.99657in" svg:y="4.95718in" svg:width="3.336in" svg:height="0.63021in" presentation:class="outline" presentation:placeholder="false">
        <draw:text-box>
          <text:list text:style-name="a706">
            <text:list-item>
              <text:p text:style-name="a705" text:class-names="" text:cond-style-name=""><text:span text:style-name="a704" text:class-names="">Click to edit Master text styles</text:span></text:p>
            </text:list-item>
          </text:list>
        </draw:text-box>
        <svg:title/>
        <svg:desc/>
      </draw:frame>
      <draw:frame draw:id="id258" presentation:style-name="a711" draw:name="Picture Placeholder 2" svg:x="5.19298in" svg:y="2.84722in" svg:width="2.94318in" svg:height="1.7405in" presentation:class="graphic" presentation:placeholder="false">
        <draw:text-box>
          <text:p text:style-name="a710" text:class-names="" text:cond-style-name=""><text:span text:style-name="a708" text:class-names="">Click icon to add picture</text:span><text:span text:style-name="a709" text:class-names=""/></text:p>
        </draw:text-box>
        <svg:title/>
        <svg:desc/>
      </draw:frame>
      <draw:frame draw:id="id259" presentation:style-name="a715" draw:name="Text Placeholder 3" svg:x="4.998in" svg:y="5.58739in" svg:width="3.336in" svg:height="1.00388in" presentation:class="outline" presentation:placeholder="false">
        <draw:text-box>
          <text:list text:style-name="a714">
            <text:list-item>
              <text:p text:style-name="a713" text:class-names="" text:cond-style-name=""><text:span text:style-name="a712" text:class-names="">Click to edit Master text styles</text:span></text:p>
            </text:list-item>
          </text:list>
        </draw:text-box>
        <svg:title/>
        <svg:desc/>
      </draw:frame>
      <draw:frame draw:id="id260" presentation:style-name="a719" draw:name="Text Placeholder 4" svg:x="8.73007in" svg:y="4.95718in" svg:width="3.33672in" svg:height="0.63021in" presentation:class="outline" presentation:placeholder="false">
        <draw:text-box>
          <text:list text:style-name="a718">
            <text:list-item>
              <text:p text:style-name="a717" text:class-names="" text:cond-style-name=""><text:span text:style-name="a716" text:class-names="">Click to edit Master text styles</text:span></text:p>
            </text:list-item>
          </text:list>
        </draw:text-box>
        <svg:title/>
        <svg:desc/>
      </draw:frame>
      <draw:frame draw:id="id261" presentation:style-name="a723" draw:name="Picture Placeholder 2" svg:x="8.9272in" svg:y="2.84722in" svg:width="2.94318in" svg:height="1.7405in" presentation:class="graphic" presentation:placeholder="false">
        <draw:text-box>
          <text:p text:style-name="a722" text:class-names="" text:cond-style-name=""><text:span text:style-name="a720" text:class-names="">Click icon to add picture</text:span><text:span text:style-name="a721" text:class-names=""/></text:p>
        </draw:text-box>
        <svg:title/>
        <svg:desc/>
      </draw:frame>
      <draw:frame draw:id="id262" presentation:style-name="a727" draw:name="Text Placeholder 3" svg:x="8.73007in" svg:y="5.58738in" svg:width="3.33672in" svg:height="1.00388in" presentation:class="outline" presentation:placeholder="false">
        <draw:text-box>
          <text:list text:style-name="a726">
            <text:list-item>
              <text:p text:style-name="a725" text:class-names="" text:cond-style-name=""><text:span text:style-name="a724" text:class-names="">Click to edit Master text styles</text:span></text:p>
            </text:list-item>
          </text:list>
        </draw:text-box>
        <svg:title/>
        <svg:desc/>
      </draw:frame>
      <draw:connector draw:type="line" svg:x1="4.81828in" svg:y1="2.81018in" svg:x2="4.81828in" svg:y2="6.62963in" draw:id="id263" draw:style-name="a728" draw:name="Straight Connector 42">
        <svg:title/>
        <svg:desc/>
      </draw:connector>
      <draw:connector draw:type="line" svg:x1="8.52778in" svg:y1="2.81018in" svg:x2="8.52778in" svg:y2="6.62963in" draw:id="id264" draw:style-name="a729" draw:name="Straight Connector 43">
        <svg:title/>
        <svg:desc/>
      </draw:connector>
      <draw:frame draw:id="id265" presentation:style-name="a734" draw:name="Date Placeholder 6" svg:x="11.65038in" svg:y="6.9902in" svg:width="1.08333in" svg:height="0.33333in" presentation:class="date-time" presentation:placeholder="false">
        <draw:text-box>
          <text:p text:style-name="a733" text:class-names="" text:cond-style-name=""><text:span text:style-name="a730" text:class-names=""><text:date text:fixed="false" style:data-style-name="a731"/></text:span><text:span text:style-name="a732" text:class-names=""/></text:p>
        </draw:text-box>
        <svg:title/>
        <svg:desc/>
      </draw:frame>
      <draw:frame draw:id="id266" presentation:style-name="a737" draw:name="Footer Placeholder 7" svg:x="0.61364in" svg:y="6.9902in" svg:width="3.98544in" svg:height="0.33333in" presentation:class="footer" presentation:placeholder="false">
        <draw:text-box>
          <text:p text:style-name="a736" text:class-names="" text:cond-style-name=""><text:span text:style-name="a735" text:class-names=""/></text:p>
        </draw:text-box>
        <svg:title/>
        <svg:desc/>
      </draw:frame>
      <draw:frame draw:id="id267" presentation:style-name="a741" draw:name="Slide Number Placeholder 8" svg:x="11.32168in" svg:y="0.32341in" svg:width="0.91667in" svg:height="0.83955in" presentation:class="page-number" presentation:placeholder="false">
        <draw:text-box>
          <text:p text:style-name="a740" text:class-names="" text:cond-style-name=""><text:span text:style-name="a738" text:class-names=""><text:page-number style:num-format="1" text:fixed="false"/></text:span><text:span text:style-name="a739" text:class-names=""/></text:p>
        </draw:text-box>
        <svg:title/>
        <svg:desc/>
      </draw:frame>
    </style:master-page>
    <style:master-page style:name="Master1-Layout16-vertTx-Title-and-Vertical-Text" style:page-layout-name="pageLayout1" draw:style-name="a757">
      <draw:g draw:name="Group 6" draw:id="id277">
        <svg:title/>
        <svg:desc/>
        <draw:custom-shape svg:x="0in" svg:y="0in" svg:width="13.33333in" svg:height="7.5in" draw:id="id284" draw:layer="Master1-bg" draw:style-name="a793" draw:name="Rectangle 7">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85" draw:layer="Master1-bg" draw:style-name="a795" draw:name="Oval 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86" draw:layer="Master1-bg" draw:style-name="a797" draw:name="Oval 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87" draw:layer="Master1-bg" draw:style-name="a799" draw:name="Oval 1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88" draw:layer="Master1-bg" draw:style-name="a801" draw:name="Oval 1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89" draw:layer="Master1-bg" draw:style-name="a803"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290" draw:layer="Master1-bg" draw:style-name="a804"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291" draw:layer="Master1-bg" draw:style-name="a805"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292" draw:layer="Master1-bg" draw:style-name="a806"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custom-shape svg:x="11.41493in" svg:y="0in" svg:width="0.75in" svg:height="1.25in" draw:id="id278" draw:layer="Master1-bg" draw:style-name="a758" draw:name="Rectangle 16">
        <svg:title/>
        <svg:desc/>
        <draw:enhanced-geometry xmlns:dr3d="urn:oasis:names:tc:opendocument:xmlns:dr3d:1.0" draw:type="non-primitive" svg:viewBox="0 0 21600 21600" draw:enhanced-path="M 0 0 L 21600 0 21600 21600 0 21600 Z N"/>
      </draw:custom-shape>
      <draw:frame draw:id="id279" presentation:style-name="a762" draw:name="Title 1" svg:x="1.26307in" svg:y="1.06482in" svg:width="9.65186in" svg:height="0.77315in" presentation:class="title" presentation:placeholder="false">
        <draw:text-box>
          <text:p text:style-name="a761" text:class-names="" text:cond-style-name=""><text:span text:style-name="a759" text:class-names="">Click to edit Master title style</text:span><text:span text:style-name="a760" text:class-names=""/></text:p>
        </draw:text-box>
        <svg:title/>
        <svg:desc/>
      </draw:frame>
      <draw:frame draw:id="id280" presentation:style-name="a779" draw:name="Vertical Text Placeholder 2" svg:x="1.26307in" svg:y="2.84722in" svg:width="9.65186in" svg:height="3.73611in" presentation:class="outline" presentation:placeholder="false">
        <draw:text-box>
          <text:list text:style-name="a765">
            <text:list-item>
              <text:p text:style-name="a764" text:class-names="" text:cond-style-name=""><text:span text:style-name="a763" text:class-names="">Click to edit Master text styles</text:span></text:p>
            </text:list-item>
          </text:list>
          <text:list text:style-name="a768">
            <text:list-item>
              <text:list text:style-name="a768">
                <text:list-item>
                  <text:p text:style-name="a767" text:class-names="" text:cond-style-name=""><text:span text:style-name="a766" text:class-names="">Second level</text:span></text:p>
                </text:list-item>
              </text:list>
            </text:list-item>
          </text:list>
          <text:list text:style-name="a771">
            <text:list-item>
              <text:list text:style-name="a771">
                <text:list-item>
                  <text:list text:style-name="a771">
                    <text:list-item>
                      <text:p text:style-name="a770" text:class-names="" text:cond-style-name=""><text:span text:style-name="a769" text:class-names="">Third level</text:span></text:p>
                    </text:list-item>
                  </text:list>
                </text:list-item>
              </text:list>
            </text:list-item>
          </text:list>
          <text:list text:style-name="a774">
            <text:list-item>
              <text:list text:style-name="a774">
                <text:list-item>
                  <text:list text:style-name="a774">
                    <text:list-item>
                      <text:list text:style-name="a774">
                        <text:list-item>
                          <text:p text:style-name="a773" text:class-names="" text:cond-style-name=""><text:span text:style-name="a772" text:class-names="">Fourth level</text:span></text:p>
                        </text:list-item>
                      </text:list>
                    </text:list-item>
                  </text:list>
                </text:list-item>
              </text:list>
            </text:list-item>
          </text:list>
          <text:list text:style-name="a778">
            <text:list-item>
              <text:list text:style-name="a778">
                <text:list-item>
                  <text:list text:style-name="a778">
                    <text:list-item>
                      <text:list text:style-name="a778">
                        <text:list-item>
                          <text:list text:style-name="a778">
                            <text:list-item>
                              <text:p text:style-name="a777" text:class-names="" text:cond-style-name=""><text:span text:style-name="a775" text:class-names="">Fifth level</text:span><text:span text:style-name="a776" text:class-names=""/></text:p>
                            </text:list-item>
                          </text:list>
                        </text:list-item>
                      </text:list>
                    </text:list-item>
                  </text:list>
                </text:list-item>
              </text:list>
            </text:list-item>
          </text:list>
        </draw:text-box>
        <svg:title/>
        <svg:desc/>
      </draw:frame>
      <draw:frame draw:id="id281" presentation:style-name="a784" draw:name="Date Placeholder 3" svg:x="11.69667in" svg:y="6.9902in" svg:width="1.08333in" svg:height="0.33333in" presentation:class="date-time" presentation:placeholder="false">
        <draw:text-box>
          <text:p text:style-name="a783" text:class-names="" text:cond-style-name=""><text:span text:style-name="a780" text:class-names=""><text:date text:fixed="false" style:data-style-name="a781"/></text:span><text:span text:style-name="a782" text:class-names=""/></text:p>
        </draw:text-box>
        <svg:title/>
        <svg:desc/>
      </draw:frame>
      <draw:frame draw:id="id282" presentation:style-name="a787" draw:name="Footer Placeholder 4" svg:x="0.61364in" svg:y="6.9902in" svg:width="4.22112in" svg:height="0.33333in" presentation:class="footer" presentation:placeholder="false">
        <draw:text-box>
          <text:p text:style-name="a786" text:class-names="" text:cond-style-name=""><text:span text:style-name="a785" text:class-names=""/></text:p>
        </draw:text-box>
        <svg:title/>
        <svg:desc/>
      </draw:frame>
      <draw:frame draw:id="id283" presentation:style-name="a791" draw:name="Slide Number Placeholder 5" svg:x="11.32168in" svg:y="0.32341in" svg:width="0.91667in" svg:height="0.83955in" presentation:class="page-number" presentation:placeholder="false">
        <draw:text-box>
          <text:p text:style-name="a790" text:class-names="" text:cond-style-name=""><text:span text:style-name="a788" text:class-names=""><text:page-number style:num-format="1" text:fixed="false"/></text:span><text:span text:style-name="a789" text:class-names=""/></text:p>
        </draw:text-box>
        <svg:title/>
        <svg:desc/>
      </draw:frame>
    </style:master-page>
    <style:master-page style:name="Master1-Layout17-vertTitleAndTx-Vertical-Title-and-Text" style:page-layout-name="pageLayout1" draw:style-name="a807">
      <draw:g draw:name="Group 8" draw:id="id293">
        <svg:title/>
        <svg:desc/>
        <draw:custom-shape svg:x="0in" svg:y="0in" svg:width="13.33333in" svg:height="7.5in" draw:id="id300" draw:style-name="a843"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01" draw:style-name="a845"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02" draw:style-name="a8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303" draw:style-name="a849"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304" draw:style-name="a851"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305" draw:style-name="a853"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306" draw:style-name="a854"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307" draw:style-name="a855"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308" draw:style-name="a856"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309" draw:style-name="a85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94" presentation:style-name="a811" draw:name="Vertical Title 1" svg:x="9.38893in" svg:y="1.39815in" svg:width="1.54196in" svg:height="5.19312in" presentation:class="title" presentation:placeholder="false">
        <draw:text-box>
          <text:p text:style-name="a810" text:class-names="" text:cond-style-name=""><text:span text:style-name="a808" text:class-names="">Click to edit Master title style</text:span><text:span text:style-name="a809" text:class-names=""/></text:p>
        </draw:text-box>
        <svg:title/>
        <svg:desc/>
      </draw:frame>
      <draw:frame draw:id="id295" presentation:style-name="a828" draw:name="Vertical Text Placeholder 2" svg:x="1.26307in" svg:y="1.39815in" svg:width="6.84167in" svg:height="5.19312in" presentation:class="outline" presentation:placeholder="false">
        <draw:text-box>
          <text:list text:style-name="a814">
            <text:list-item>
              <text:p text:style-name="a813" text:class-names="" text:cond-style-name=""><text:span text:style-name="a812" text:class-names="">Click to edit Master text styles</text:span></text:p>
            </text:list-item>
          </text:list>
          <text:list text:style-name="a817">
            <text:list-item>
              <text:list text:style-name="a817">
                <text:list-item>
                  <text:p text:style-name="a816" text:class-names="" text:cond-style-name=""><text:span text:style-name="a815" text:class-names="">Second level</text:span></text:p>
                </text:list-item>
              </text:list>
            </text:list-item>
          </text:list>
          <text:list text:style-name="a820">
            <text:list-item>
              <text:list text:style-name="a820">
                <text:list-item>
                  <text:list text:style-name="a820">
                    <text:list-item>
                      <text:p text:style-name="a819" text:class-names="" text:cond-style-name=""><text:span text:style-name="a818" text:class-names="">Third level</text:span></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21" text:class-names="">Fourth level</text:span></text:p>
                        </text:list-item>
                      </text:list>
                    </text:list-item>
                  </text:list>
                </text:list-item>
              </text:list>
            </text:list-item>
          </text:list>
          <text:list text:style-name="a827">
            <text:list-item>
              <text:list text:style-name="a827">
                <text:list-item>
                  <text:list text:style-name="a827">
                    <text:list-item>
                      <text:list text:style-name="a827">
                        <text:list-item>
                          <text:list text:style-name="a827">
                            <text:list-item>
                              <text:p text:style-name="a826" text:class-names="" text:cond-style-name=""><text:span text:style-name="a824" text:class-names="">Fifth level</text:span><text:span text:style-name="a825" text:class-names=""/></text:p>
                            </text:list-item>
                          </text:list>
                        </text:list-item>
                      </text:list>
                    </text:list-item>
                  </text:list>
                </text:list-item>
              </text:list>
            </text:list-item>
          </text:list>
        </draw:text-box>
        <svg:title/>
        <svg:desc/>
      </draw:frame>
      <draw:frame draw:id="id296" presentation:style-name="a833" draw:name="Date Placeholder 3" svg:x="11.65038in" svg:y="6.9902in" svg:width="1.08501in" svg:height="0.33333in" presentation:class="date-time" presentation:placeholder="false">
        <draw:text-box>
          <text:p text:style-name="a832" text:class-names="" text:cond-style-name=""><text:span text:style-name="a829" text:class-names=""><text:date text:fixed="false" style:data-style-name="a830"/></text:span><text:span text:style-name="a831" text:class-names=""/></text:p>
        </draw:text-box>
        <svg:title/>
        <svg:desc/>
      </draw:frame>
      <draw:frame draw:id="id297" presentation:style-name="a836" draw:name="Footer Placeholder 4" svg:x="0.61364in" svg:y="6.9902in" svg:width="4.22112in" svg:height="0.33333in" presentation:class="footer" presentation:placeholder="false">
        <draw:text-box>
          <text:p text:style-name="a835" text:class-names="" text:cond-style-name=""><text:span text:style-name="a834" text:class-names=""/></text:p>
        </draw:text-box>
        <svg:title/>
        <svg:desc/>
      </draw:frame>
      <draw:custom-shape svg:x="11.41493in" svg:y="0in" svg:width="0.75in" svg:height="1.25in" draw:id="id298" draw:style-name="a837" draw:name="Rectangle 13">
        <svg:title/>
        <svg:desc/>
        <draw:enhanced-geometry xmlns:dr3d="urn:oasis:names:tc:opendocument:xmlns:dr3d:1.0" draw:type="non-primitive" svg:viewBox="0 0 21600 21600" draw:enhanced-path="M 0 0 L 21600 0 21600 21600 0 21600 Z N"/>
      </draw:custom-shape>
      <draw:frame draw:id="id299" presentation:style-name="a841" draw:name="Slide Number Placeholder 5" svg:x="11.32168in" svg:y="0.32341in" svg:width="0.91667in" svg:height="0.83955in" presentation:class="page-number" presentation:placeholder="false">
        <draw:text-box>
          <text:p text:style-name="a840" text:class-names="" text:cond-style-name=""><text:span text:style-name="a838" text:class-names=""><text:page-number style:num-format="1" text:fixed="false"/></text:span><text:span text:style-name="a83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Prithviraj Hiremath</meta:initial-creator>
    <dc:creator>Prithviraj Hiremath</dc:creator>
    <meta:creation-date>2024-08-19T11:05:56Z</meta:creation-date>
    <dc:date>2024-08-19T14:41:12Z</dc:date>
    <meta:template xlink:href="" xlink:type="simple"/>
    <meta:editing-cycles>1</meta:editing-cycles>
    <meta:editing-duration>PT12916S</meta:editing-duration>
    <meta:document-statistic meta:paragraph-count="0" meta:word-count="0"/>
  </office:meta>
</office:document-meta>
</file>